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3__20_Dashes_20_3_20_Dots_20__28_var_29_" svg:stroke-color="#111111" draw:fill="solid" draw:fill-color="#ccff00" draw:textarea-horizontal-align="justify" draw:textarea-vertical-align="middle" draw:auto-grow-height="false" fo:min-height="0.602cm" fo:min-width="4.153cm"/>
    </style:style>
    <style:style style:name="gr2" style:family="graphic" style:parent-style-name="standard">
      <style:graphic-properties draw:stroke="dash" draw:stroke-dash="_33__20_Dashes_20_3_20_Dots_20__28_var_29_" svg:stroke-color="#111111" draw:fill="solid" draw:fill-color="#ccff00" draw:textarea-horizontal-align="justify" draw:textarea-vertical-align="middle" draw:auto-grow-height="false" fo:min-height="0.602cm" fo:min-width="0.276cm"/>
    </style:style>
    <style:style style:name="gr3" style:family="graphic" style:parent-style-name="standard">
      <style:graphic-properties draw:stroke="dash" draw:stroke-dash="_33__20_Dashes_20_3_20_Dots_20__28_var_29_" svg:stroke-color="#111111" draw:fill="solid" draw:fill-color="#66ffff" draw:textarea-horizontal-align="justify" draw:textarea-vertical-align="middle" draw:auto-grow-height="false" fo:min-height="0.602cm" fo:min-width="5.704cm"/>
    </style:style>
    <style:style style:name="gr4" style:family="graphic" style:parent-style-name="standard">
      <style:graphic-properties draw:stroke="dash" draw:stroke-dash="_33__20_Dashes_20_3_20_Dots_20__28_var_29_" svg:stroke-color="#111111" draw:fill="solid" draw:fill-color="#66ffff" draw:textarea-horizontal-align="justify" draw:textarea-vertical-align="middle" draw:auto-grow-height="false" fo:min-height="0.602cm" fo:min-width="4.153cm"/>
    </style:style>
    <style:style style:name="gr5" style:family="graphic" style:parent-style-name="objectwithoutfill">
      <style:graphic-properties draw:fill="solid" draw:fill-color="#b2b2b2" draw:textarea-vertical-align="middle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3.5cm"/>
    </style:style>
    <style:style style:name="gr8" style:family="graphic" style:parent-style-name="standard">
      <style:graphic-properties svg:stroke-color="#111111" draw:fill-color="#dddddd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111111" draw:fill-color="#eeeeee" draw:textarea-horizontal-align="justify" draw:textarea-vertical-align="middle" draw:auto-grow-height="false" fo:min-height="0.074cm" fo:min-width="0cm" draw:shadow="hidden"/>
    </style:style>
    <style:style style:name="gr10" style:family="graphic" style:parent-style-name="standard">
      <style:graphic-properties svg:stroke-color="#111111" draw:fill="none" draw:textarea-vertical-align="middle" draw:auto-grow-height="false" fo:min-height="0.698cm" fo:min-width="0cm"/>
    </style:style>
    <style:style style:name="gr11" style:family="graphic" style:parent-style-name="standard">
      <style:graphic-properties svg:stroke-color="#111111" draw:fill="none" draw:textarea-vertical-align="middle" draw:auto-grow-height="false" fo:min-height="7.33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4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97cm"/>
    </style:style>
    <style:style style:name="gr14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7.5cm"/>
    </style:style>
    <style:style style:name="gr15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1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0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746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7cm" fo:min-width="0cm"/>
    </style:style>
    <style:style style:name="gr21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4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1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7.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232cm"/>
    </style:style>
    <style:style style:name="gr26" style:family="graphic" style:parent-style-name="objectwithoutfill">
      <style:graphic-properties draw:stroke="dash" draw:stroke-dash="Fine_20_Dashed" svg:stroke-opacity="50%" draw:fill="none" draw:textarea-vertical-align="middle"/>
    </style:style>
    <style:style style:name="gr27" style:family="graphic" style:parent-style-name="standard">
      <style:graphic-properties draw:stroke="dash" draw:stroke-dash="Fine_20_Dashed" svg:stroke-color="#111111" draw:fill-color="#dddddd" draw:textarea-horizontal-align="justify" draw:textarea-vertical-align="middle" draw:auto-grow-height="false" fo:min-height="0.75cm" fo:min-width="0.4cm"/>
    </style:style>
    <style:style style:name="gr28" style:family="graphic" style:parent-style-name="standard">
      <style:graphic-properties svg:stroke-color="#111111" draw:fill="none" draw:textarea-vertical-align="middle" draw:auto-grow-height="false" fo:min-height="0.60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775cm"/>
    </style:style>
    <style:style style:name="gr30" style:family="graphic" style:parent-style-name="standard">
      <style:graphic-properties svg:stroke-color="#111111" draw:fill-color="#eeeeee" draw:textarea-horizontal-align="justify" draw:textarea-vertical-align="middle" draw:auto-grow-height="false" fo:min-height="0.602cm" fo:min-width="5.7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2.709cm"/>
    </style:style>
    <style:style style:name="gr32" style:family="graphic" style:parent-style-name="standard">
      <style:graphic-properties svg:stroke-color="#111111" draw:fill-color="#eeeeee" draw:textarea-horizontal-align="justify" draw:textarea-vertical-align="middle" draw:auto-grow-height="false" fo:min-height="0.602cm" fo:min-width="0.276cm"/>
    </style:style>
    <style:style style:name="gr33" style:family="graphic" style:parent-style-name="standard">
      <style:graphic-properties svg:stroke-color="#111111" draw:fill-color="#eeeeee" draw:textarea-horizontal-align="justify" draw:textarea-vertical-align="middle" draw:auto-grow-height="false" fo:min-height="0.602cm" fo:min-width="0.275cm"/>
    </style:style>
    <style:style style:name="gr34" style:family="graphic" style:parent-style-name="standard">
      <style:graphic-properties svg:stroke-color="#111111" draw:fill-color="#66ffff" draw:textarea-horizontal-align="justify" draw:textarea-vertical-align="middle" draw:auto-grow-height="false" fo:min-height="0.602cm" fo:min-width="0.275cm"/>
    </style:style>
    <style:style style:name="gr35" style:family="graphic" style:parent-style-name="standard">
      <style:graphic-properties svg:stroke-color="#111111" draw:fill-color="#ccff00" draw:textarea-horizontal-align="justify" draw:textarea-vertical-align="middle" draw:auto-grow-height="false" fo:min-height="0.602cm" fo:min-width="0.276cm"/>
    </style:style>
    <style:style style:name="gr36" style:family="graphic" style:parent-style-name="standard">
      <style:graphic-properties svg:stroke-color="#111111" draw:fill-color="#9999ff" draw:textarea-horizontal-align="justify" draw:textarea-vertical-align="middle" draw:auto-grow-height="false" fo:min-height="0.602cm" fo:min-width="0.275cm"/>
    </style:style>
    <style:style style:name="gr37" style:family="graphic" style:parent-style-name="standard">
      <style:graphic-properties svg:stroke-color="#111111" draw:fill-color="#ff9900" draw:textarea-horizontal-align="justify" draw:textarea-vertical-align="middle" draw:auto-grow-height="false" fo:min-height="0.602cm" fo:min-width="0.276cm"/>
    </style:style>
    <style:style style:name="gr38" style:family="graphic" style:parent-style-name="standard">
      <style:graphic-properties svg:stroke-color="#111111" draw:fill-color="#ff6666" draw:textarea-horizontal-align="justify" draw:textarea-vertical-align="middle" draw:auto-grow-height="false" fo:min-height="0.602cm" fo:min-width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9cm" fo:min-width="7.004cm"/>
    </style:style>
    <style:style style:name="gr40" style:family="graphic" style:parent-style-name="standard">
      <style:graphic-properties draw:stroke="dash" draw:stroke-dash="_33__20_Dashes_20_3_20_Dots_20__28_var_29_" svg:stroke-color="#111111" draw:fill="solid" draw:fill-color="#66ffff" draw:textarea-horizontal-align="justify" draw:textarea-vertical-align="middle" draw:auto-grow-height="false" fo:min-height="0.603cm" fo:min-width="5.704cm"/>
    </style:style>
    <style:style style:name="gr41" style:family="graphic" style:parent-style-name="standard">
      <style:graphic-properties draw:stroke="none" svg:stroke-color="#000000" draw:fill="solid" draw:fill-color="#66ffff" draw:textarea-horizontal-align="left" draw:auto-grow-height="true" draw:auto-grow-width="true" fo:min-height="0.403cm" fo:min-width="1.688cm"/>
    </style:style>
    <style:style style:name="gr42" style:family="graphic" style:parent-style-name="objectwithoutfill">
      <style:graphic-properties draw:stroke="dash" draw:stroke-dash="Fine_20_Dashed" svg:stroke-opacity="50%" draw:fill="solid" draw:fill-color="#66ffff" draw:textarea-vertical-align="middle"/>
    </style:style>
    <style:style style:name="gr43" style:family="graphic" style:parent-style-name="standard">
      <style:graphic-properties draw:stroke="none" svg:stroke-color="#000000" draw:fill="solid" draw:fill-color="#66ffff" draw:textarea-horizontal-align="left" draw:auto-grow-height="true" draw:auto-grow-width="true" fo:min-height="0.403cm" fo:min-width="1.241cm"/>
    </style:style>
    <style:style style:name="gr44" style:family="graphic" style:parent-style-name="standard">
      <style:graphic-properties draw:stroke="none" svg:stroke-color="#000000" draw:fill="solid" draw:fill-color="#66ffff" draw:textarea-horizontal-align="left" draw:auto-grow-height="true" draw:auto-grow-width="true" fo:min-height="0.404cm" fo:min-width="1.241cm"/>
    </style:style>
    <style:style style:name="gr45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4cm" fo:min-width="1.241cm"/>
    </style:style>
    <style:style style:name="gr46" style:family="graphic" style:parent-style-name="standard">
      <style:graphic-properties draw:stroke="dash" draw:stroke-dash="_33__20_Dashes_20_3_20_Dots_20__28_var_29_" svg:stroke-color="#111111" draw:fill="solid" draw:fill-color="#66ffff" draw:textarea-horizontal-align="justify" draw:textarea-vertical-align="middle" draw:auto-grow-height="false" fo:min-height="0.602cm" fo:min-width="0.276cm"/>
    </style:style>
    <style:style style:name="gr47" style:family="graphic" style:parent-style-name="standard">
      <style:graphic-properties draw:stroke="none" svg:stroke-color="#000000" draw:fill="solid" draw:fill-color="#66ffff" draw:textarea-horizontal-align="left" draw:auto-grow-height="true" draw:auto-grow-width="true" fo:min-height="0.404cm" fo:min-width="0.056cm"/>
    </style:style>
    <style:style style:name="gr48" style:family="graphic" style:parent-style-name="standard">
      <style:graphic-properties draw:stroke="none" svg:stroke-color="#000000" draw:fill="solid" draw:fill-color="#66ffff" draw:textarea-horizontal-align="left" draw:auto-grow-height="true" draw:auto-grow-width="true" fo:min-height="0.404cm" fo:min-width="1.665cm"/>
    </style:style>
    <style:style style:name="gr49" style:family="graphic" style:parent-style-name="standard">
      <style:graphic-properties draw:stroke="dash" draw:stroke-dash="_33__20_Dashes_20_3_20_Dots_20__28_var_29_" svg:stroke-color="#111111" draw:fill-color="#ccff00" draw:textarea-horizontal-align="justify" draw:textarea-vertical-align="middle" draw:auto-grow-height="false" fo:min-height="0.603cm" fo:min-width="5.70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905cm"/>
    </style:style>
    <style:style style:name="gr51" style:family="graphic" style:parent-style-name="standard">
      <style:graphic-properties draw:stroke="dash" draw:stroke-dash="_33__20_Dashes_20_3_20_Dots_20__28_var_29_" svg:stroke-color="#111111" draw:fill-color="#ccff00" draw:textarea-horizontal-align="justify" draw:textarea-vertical-align="middle" draw:auto-grow-height="false" fo:min-height="0.602cm" fo:min-width="5.70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24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1.241cm"/>
    </style:style>
    <style:style style:name="gr54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0.404cm" fo:min-width="1.241cm"/>
    </style:style>
    <style:style style:name="gr55" style:family="graphic" style:parent-style-name="objectwithoutfill">
      <style:graphic-properties draw:stroke="dash" draw:stroke-dash="Fine_20_Dashed" svg:stroke-opacity="50%" draw:fill="solid" draw:fill-color="#ccff00" draw:textarea-vertical-align="middle"/>
    </style:style>
    <style:style style:name="gr56" style:family="graphic" style:parent-style-name="standard">
      <style:graphic-properties draw:stroke="dash" draw:stroke-dash="_33__20_Dashes_20_3_20_Dots_20__28_var_29_" svg:stroke-color="#111111" draw:fill="solid" draw:fill-color="#ccff00" draw:textarea-horizontal-align="justify" draw:textarea-vertical-align="middle" draw:auto-grow-height="false" fo:min-height="0.602cm" fo:min-width="5.704cm"/>
    </style:style>
    <style:style style:name="gr57" style:family="graphic" style:parent-style-name="standard">
      <style:graphic-properties draw:stroke="dash" draw:stroke-dash="_33__20_Dashes_20_3_20_Dots_20__28_var_29_" svg:stroke-color="#111111" draw:fill-color="#9999ff" draw:textarea-horizontal-align="justify" draw:textarea-vertical-align="middle" draw:auto-grow-height="false" fo:min-height="0.603cm" fo:min-width="5.704cm"/>
    </style:style>
    <style:style style:name="gr58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4cm" fo:min-width="0.057cm"/>
    </style:style>
    <style:style style:name="gr59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4cm" fo:min-width="0.056cm"/>
    </style:style>
    <style:style style:name="gr60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3cm" fo:min-width="0.056cm"/>
    </style:style>
    <style:style style:name="gr61" style:family="graphic" style:parent-style-name="standard">
      <style:graphic-properties draw:stroke="dash" draw:stroke-dash="_33__20_Dashes_20_3_20_Dots_20__28_var_29_" svg:stroke-color="#111111" draw:fill="solid" draw:fill-color="#66ffff" draw:textarea-horizontal-align="justify" draw:textarea-vertical-align="middle" draw:auto-grow-height="false" fo:min-height="0.602cm" fo:min-width="0.275cm"/>
    </style:style>
    <style:style style:name="gr62" style:family="graphic" style:parent-style-name="standard">
      <style:graphic-properties draw:stroke="dash" draw:stroke-dash="_33__20_Dashes_20_3_20_Dots_20__28_var_29_" svg:stroke-color="#111111" draw:fill="solid" draw:fill-color="#ccff00" draw:textarea-horizontal-align="justify" draw:textarea-vertical-align="middle" draw:auto-grow-height="false" fo:min-height="0.602cm" fo:min-width="0.275cm"/>
    </style:style>
    <style:style style:name="gr63" style:family="graphic" style:parent-style-name="standard">
      <style:graphic-properties draw:stroke="none" svg:stroke-color="#000000" draw:fill="none" draw:fill-color="#ccff00" draw:textarea-horizontal-align="left" draw:auto-grow-height="true" draw:auto-grow-width="true" fo:min-height="0.404cm" fo:min-width="0.056cm"/>
    </style:style>
    <style:style style:name="gr64" style:family="graphic" style:parent-style-name="standard">
      <style:graphic-properties draw:stroke="none" svg:stroke-color="#000000" draw:fill="none" draw:fill-color="#ccff00" draw:textarea-horizontal-align="left" draw:auto-grow-height="true" draw:auto-grow-width="true" fo:min-height="0.404cm" fo:min-width="0.057cm"/>
    </style:style>
    <style:style style:name="gr65" style:family="graphic" style:parent-style-name="standard">
      <style:graphic-properties draw:stroke="none" svg:stroke-color="#000000" draw:fill="none" draw:fill-color="#ccff00" draw:textarea-horizontal-align="left" draw:auto-grow-height="true" draw:auto-grow-width="true" fo:min-height="0.403cm" fo:min-width="0.056cm"/>
    </style:style>
    <style:style style:name="gr66" style:family="graphic" style:parent-style-name="standard">
      <style:graphic-properties draw:stroke="none" svg:stroke-color="#000000" draw:fill="none" draw:fill-color="#ccff00" draw:textarea-horizontal-align="left" draw:auto-grow-height="true" draw:auto-grow-width="true" fo:min-height="0.403cm" fo:min-width="0.057cm"/>
    </style:style>
    <style:style style:name="gr67" style:family="graphic" style:parent-style-name="standard">
      <style:graphic-properties draw:stroke="none" svg:stroke-color="#000000" draw:fill="none" draw:fill-color="#ccff00" draw:fill-image-width="0cm" draw:fill-image-height="0cm" draw:textarea-horizontal-align="left" draw:auto-grow-height="true" draw:auto-grow-width="true" fo:min-height="0.404cm" fo:min-width="0.056cm"/>
    </style:style>
    <style:style style:name="gr68" style:family="graphic" style:parent-style-name="standard">
      <style:graphic-properties draw:stroke="none" svg:stroke-color="#000000" draw:fill="none" draw:fill-color="#ccff00" draw:fill-image-width="0cm" draw:fill-image-height="0cm" draw:textarea-horizontal-align="left" draw:auto-grow-height="true" draw:auto-grow-width="true" fo:min-height="0.404cm" fo:min-width="1.88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338cm"/>
    </style:style>
    <style:style style:name="gr70" style:family="graphic" style:parent-style-name="standard">
      <style:graphic-properties draw:stroke="dash" draw:stroke-dash="_33__20_Dashes_20_3_20_Dots_20__28_var_29_" svg:stroke-color="#111111" draw:fill-color="#ff9900" draw:textarea-horizontal-align="justify" draw:textarea-vertical-align="middle" draw:auto-grow-height="false" fo:min-height="0.602cm" fo:min-width="5.70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2.9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2.561cm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svg:stroke-color="#111111" draw:fill-color="#ff6666" draw:textarea-horizontal-align="justify" draw:textarea-vertical-align="middle" draw:auto-grow-height="false" fo:min-height="0.602cm" fo:min-width="5.70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4.081cm"/>
    </style:style>
    <style:style style:name="gr76" style:family="graphic" style:parent-style-name="standard">
      <style:graphic-properties svg:stroke-color="#111111" draw:fill-color="#ff6666" draw:textarea-horizontal-align="justify" draw:textarea-vertical-align="middle" draw:auto-grow-height="false" fo:min-height="0.603cm" fo:min-width="5.70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828cm"/>
    </style:style>
    <style:style style:name="gr78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3cm" fo:min-width="0.057cm"/>
    </style:style>
    <style:style style:name="gr79" style:family="graphic" style:parent-style-name="standard">
      <style:graphic-properties draw:stroke="dash" draw:stroke-dash="_33__20_Dashes_20_3_20_Dots_20__28_var_29_" svg:stroke-color="#111111" draw:fill="none" draw:fill-color="#66ffff" draw:textarea-horizontal-align="justify" draw:textarea-vertical-align="middle" draw:auto-grow-height="false" fo:min-height="0.602cm" fo:min-width="0.276cm"/>
    </style:style>
    <style:style style:name="gr80" style:family="graphic" style:parent-style-name="standard">
      <style:graphic-properties draw:stroke="dash" draw:stroke-dash="_33__20_Dashes_20_3_20_Dots_20__28_var_29_" svg:stroke-color="#111111" draw:fill="none" draw:fill-color="#66ffff" draw:textarea-horizontal-align="justify" draw:textarea-vertical-align="middle" draw:auto-grow-height="false" fo:min-height="0.602cm" fo:min-width="0.275cm"/>
    </style:style>
    <style:style style:name="gr81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4cm" fo:min-width="0.31cm"/>
    </style:style>
    <style:style style:name="gr82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4cm" fo:min-width="0.178cm"/>
    </style:style>
    <style:style style:name="gr83" style:family="graphic" style:parent-style-name="standard">
      <style:graphic-properties draw:stroke="none" svg:stroke-color="#000000" draw:fill="none" draw:fill-color="#66ffff" draw:textarea-horizontal-align="left" draw:auto-grow-height="true" draw:auto-grow-width="true" fo:min-height="0.404cm" fo:min-width="0.179cm"/>
    </style:style>
    <style:style style:name="gr84" style:family="graphic" style:parent-style-name="objectwithoutfill">
      <style:graphic-properties draw:marker-end="Short_20_line_20_Arrow" draw:fill="none" draw:textarea-vertical-align="middle"/>
    </style:style>
    <style:style style:name="P1" style:family="paragraph">
      <loext:graphic-properties draw:fill="solid" draw:fill-color="#ccff00"/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eeeeee"/>
      <style:paragraph-properties fo:text-align="center"/>
      <style:text-properties style:font-name="Calibri1" fo:font-size="12pt" style:font-size-asian="18pt" style:font-size-complex="18pt"/>
    </style:style>
    <style:style style:name="P11" style:family="paragraph">
      <loext:graphic-properties draw:fill-color="#66ffff"/>
      <style:paragraph-properties fo:text-align="center"/>
      <style:text-properties style:font-name="Calibri1" fo:font-size="12pt" style:font-size-asian="18pt" style:font-size-complex="18pt"/>
    </style:style>
    <style:style style:name="P12" style:family="paragraph">
      <loext:graphic-properties draw:fill-color="#ccff00"/>
      <style:paragraph-properties fo:text-align="center"/>
      <style:text-properties style:font-name="Calibri1" fo:font-size="12pt" style:font-size-asian="18pt" style:font-size-complex="18pt"/>
    </style:style>
    <style:style style:name="P13" style:family="paragraph">
      <loext:graphic-properties draw:fill-color="#9999ff"/>
      <style:paragraph-properties fo:text-align="center"/>
      <style:text-properties style:font-name="Calibri1" fo:font-size="12pt" style:font-size-asian="18pt" style:font-size-complex="18pt"/>
    </style:style>
    <style:style style:name="P14" style:family="paragraph">
      <loext:graphic-properties draw:fill-color="#ff9900"/>
      <style:paragraph-properties fo:text-align="center"/>
      <style:text-properties style:font-name="Calibri1" fo:font-size="12pt" style:font-size-asian="18pt" style:font-size-complex="18pt"/>
    </style:style>
    <style:style style:name="P15" style:family="paragraph">
      <loext:graphic-properties draw:fill-color="#ff6666"/>
      <style:paragraph-properties fo:text-align="center"/>
      <style:text-properties style:font-name="Calibri1" fo:font-size="12pt" style:font-size-asian="18pt" style:font-size-complex="18pt"/>
    </style:style>
    <style:style style:name="P16" style:family="paragraph">
      <loext:graphic-properties draw:fill="solid" draw:fill-color="#66ffff"/>
      <style:text-properties style:font-name="Calibri1" fo:font-size="12pt" style:font-size-asian="18pt" style:font-size-complex="18pt"/>
    </style:style>
    <style:style style:name="P17" style:family="paragraph">
      <loext:graphic-properties draw:fill="none" draw:fill-color="#66ffff"/>
      <style:text-properties style:font-name="Calibri1" fo:font-size="12pt" style:font-size-asian="18pt" style:font-size-complex="18pt"/>
    </style:style>
    <style:style style:name="P18" style:family="paragraph">
      <loext:graphic-properties draw:fill-color="#ccff00"/>
      <style:paragraph-properties fo:text-align="center"/>
    </style:style>
    <style:style style:name="P19" style:family="paragraph">
      <loext:graphic-properties draw:fill="solid" draw:fill-color="#ccff00"/>
      <style:text-properties style:font-name="Calibri1" fo:font-size="12pt" style:font-size-asian="18pt" style:font-size-complex="18pt"/>
    </style:style>
    <style:style style:name="P20" style:family="paragraph">
      <loext:graphic-properties draw:fill-color="#9999ff"/>
      <style:paragraph-properties fo:text-align="center"/>
    </style:style>
    <style:style style:name="P21" style:family="paragraph">
      <loext:graphic-properties draw:fill="none" draw:fill-color="#ccff00"/>
      <style:text-properties style:font-name="Calibri1" fo:font-size="12pt" style:font-size-asian="18pt" style:font-size-complex="18pt"/>
    </style:style>
    <style:style style:name="P22" style:family="paragraph">
      <loext:graphic-properties draw:fill="none" draw:fill-color="#ccff00" draw:fill-image-width="0cm" draw:fill-image-height="0cm"/>
      <style:text-properties style:font-name="Calibri1" fo:font-size="12pt" style:font-size-asian="18pt" style:font-size-complex="18pt"/>
    </style:style>
    <style:style style:name="P23" style:family="paragraph">
      <loext:graphic-properties draw:fill-color="#ff990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6666"/>
      <style:paragraph-properties fo:text-align="center"/>
    </style:style>
    <style:style style:name="P26" style:family="paragraph">
      <loext:graphic-properties draw:fill="none" draw:fill-color="#66ffff"/>
      <style:paragraph-properties fo:text-align="center"/>
    </style:style>
    <style:style style:name="T1" style:family="text">
      <style:text-properties style:font-name="Calibri1" fo:font-size="12pt" style:font-size-asian="18pt" style:font-size-complex="18pt"/>
    </style:style>
    <style:style style:name="T2" style:family="text">
      <style:text-properties style:font-name="Calibri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53cm" svg:height="0.852cm" svg:x="4.772cm" svg:y="22.6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76cm" svg:height="0.852cm" svg:x="3.996cm" svg:y="22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04cm" svg:height="0.852cm" svg:x="3.996cm" svg:y="18.3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53cm" svg:height="0.852cm" svg:x="4.772cm" svg:y="1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3" draw:layer="layout" svg:width="17.602cm" svg:height="7.945cm" draw:transform="skewX (-1.33163674127755E-017) rotate (-1.45752445834046) translate (9.90554615294366cm 9.81159529783819cm)" svg:viewBox="0 0 17603 7946" draw:points="0,7860 17603,7946 1904,6164 2605,0 102,6966">
          <text:p/>
        </draw:polygon>
        <draw:polygon draw:style-name="gr6" draw:text-style-name="P4" draw:layer="layout" svg:width="14.999cm" svg:height="7.999cm" svg:x="1.096cm" svg:y="1.7cm" svg:viewBox="0 0 15000 8000" draw:points="0,8000 7000,0 7000,4000 15000,4000 1000,8000">
          <text:p/>
        </draw:polygon>
        <draw:custom-shape draw:style-name="gr7" draw:text-style-name="P5" draw:layer="layout" svg:width="4cm" svg:height="1cm" svg:x="12.096cm" svg:y="4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.09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1.199cm" svg:height="0.999cm" svg:x="9.796cm" svg:y="9.7cm" svg:viewBox="0 0 1200 1000" draw:points="200,1000 0,815 111,712 0,609 113,504 0,399 115,292 0,186 200,0 200,0 1200,0 1200,1000">
          <text:p/>
        </draw:polygon>
        <draw:custom-shape draw:style-name="gr10" draw:text-style-name="P7" draw:layer="layout" svg:width="0.3cm" svg:height="1cm" draw:transform="rotate (1.5707963267949) translate (1.096cm 11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7" draw:layer="layout" svg:width="0.3cm" svg:height="8cm" draw:transform="rotate (1.5707963267949) translate (2.996cm 11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2.902cm" svg:height="0.767cm" draw:transform="rotate (1.5707963267949) translate (1.229cm 14.1cm)">
          <draw:text-box>
            <text:p><text:span text:style-name="T1">4 byte header</text:span></text:p>
          </draw:text-box>
        </draw:frame>
        <draw:frame draw:style-name="gr13" draw:text-style-name="P8" draw:layer="layout" svg:width="3.47cm" svg:height="0.767cm" svg:x="4.526cm" svg:y="11.2cm">
          <draw:text-box>
            <text:p><text:span text:style-name="T1">184 byte payload</text:span></text:p>
          </draw:text-box>
        </draw:frame>
        <draw:custom-shape draw:style-name="gr14" draw:text-style-name="P5" draw:layer="layout" svg:width="8cm" svg:height="1cm" svg:x="8.096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1cm" svg:x="8.096cm" svg:y="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1cm" svg:x="9.096cm" svg:y="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cm" svg:height="1cm" svg:x="8.096cm" svg:y="3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1cm" svg:x="8.096cm" svg:y="4.7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582cm" svg:height="0.767cm" svg:x="16.226cm" svg:y="1.833cm">
          <draw:text-box>
            <text:p><text:span text:style-name="T1">Byte 1</text:span></text:p>
          </draw:text-box>
        </draw:frame>
        <draw:frame draw:style-name="gr17" draw:text-style-name="P8" draw:layer="layout" svg:width="1.582cm" svg:height="0.767cm" svg:x="16.214cm" svg:y="2.833cm">
          <draw:text-box>
            <text:p><text:span text:style-name="T1">Byte 2</text:span></text:p>
          </draw:text-box>
        </draw:frame>
        <draw:frame draw:style-name="gr17" draw:text-style-name="P8" draw:layer="layout" svg:width="1.582cm" svg:height="0.767cm" svg:x="16.214cm" svg:y="3.833cm">
          <draw:text-box>
            <text:p><text:span text:style-name="T1">Byte 3</text:span></text:p>
          </draw:text-box>
        </draw:frame>
        <draw:frame draw:style-name="gr17" draw:text-style-name="P8" draw:layer="layout" svg:width="1.582cm" svg:height="0.767cm" svg:x="16.214cm" svg:y="4.833cm">
          <draw:text-box>
            <text:p><text:span text:style-name="T1">Byte 4</text:span></text:p>
          </draw:text-box>
        </draw:frame>
        <draw:frame draw:style-name="gr18" draw:text-style-name="P8" draw:layer="layout" svg:width="2.246cm" svg:height="0.767cm" svg:x="11.05cm" svg:y="1.8cm">
          <draw:text-box>
            <text:p><text:span text:style-name="T1">Sync byte </text:span></text:p>
          </draw:text-box>
        </draw:frame>
        <draw:line draw:style-name="gr19" draw:text-style-name="P7" draw:layer="layout" svg:x1="7.296cm" svg:y1="4.5cm" svg:x2="8.396cm" svg:y2="3.3cm">
          <text:p/>
        </draw:line>
        <draw:frame draw:style-name="gr20" draw:text-style-name="P8" draw:layer="layout" svg:width="3cm" svg:height="1.567cm" svg:x="5.296cm" svg:y="3.9cm">
          <draw:text-box>
            <text:p><text:span text:style-name="T1">Transport error indicator</text:span></text:p>
          </draw:text-box>
        </draw:frame>
        <draw:line draw:style-name="gr19" draw:text-style-name="P7" draw:layer="layout" svg:x1="7.496cm" svg:y1="1.6cm" svg:x2="9.396cm" svg:y2="3.4cm">
          <text:p/>
        </draw:line>
        <draw:frame draw:style-name="gr20" draw:text-style-name="P8" draw:layer="layout" svg:width="3cm" svg:height="1.567cm" svg:x="5.996cm" svg:y="0.433cm">
          <draw:text-box>
            <text:p><text:span text:style-name="T1">Payload unit start indicator</text:span></text:p>
          </draw:text-box>
        </draw:frame>
        <draw:custom-shape draw:style-name="gr21" draw:text-style-name="P5" draw:layer="layout" svg:width="5cm" svg:height="1cm" svg:x="11.096cm" svg:y="2.7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2.602cm" svg:height="0.767cm" svg:x="11.594cm" svg:y="2.8cm">
          <draw:text-box>
            <text:p><text:span text:style-name="T1">PID (13 bits)</text:span></text:p>
          </draw:text-box>
        </draw:frame>
        <draw:frame draw:style-name="gr22" draw:text-style-name="P8" draw:layer="layout" svg:width="2.602cm" svg:height="0.767cm" svg:x="10.194cm" svg:y="3.8cm">
          <draw:text-box>
            <text:p><text:span text:style-name="T1">PID (13 bits)</text:span></text:p>
          </draw:text-box>
        </draw:frame>
        <draw:frame draw:style-name="gr23" draw:text-style-name="P8" draw:layer="layout" svg:width="3cm" svg:height="1.799cm" svg:x="5.196cm" svg:y="5.801cm">
          <draw:text-box>
            <text:p><text:span text:style-name="T1">Transport scrambling control</text:span></text:p>
          </draw:text-box>
        </draw:frame>
        <draw:line draw:style-name="gr19" draw:text-style-name="P7" draw:layer="layout" svg:x1="7.196cm" svg:y1="6.5cm" svg:x2="9.096cm" svg:y2="5.2cm">
          <text:p/>
        </draw:line>
        <draw:frame draw:style-name="gr24" draw:text-style-name="P8" draw:layer="layout" svg:width="8.47cm" svg:height="2.831cm" svg:x="9.226cm" svg:y="6.4cm">
          <draw:text-box>
            <text:p><text:span text:style-name="T1">Adaption field control</text:span></text:p>
            <text:p><text:span text:style-name="T1">01 – no adaptation field, payload only,</text:span></text:p>
            <text:p><text:span text:style-name="T1">10 – adaptation field only, no payload,</text:span></text:p>
            <text:p><text:span text:style-name="T1">11 – adaptation field followed by payload.</text:span></text:p>
          </draw:text-box>
        </draw:frame>
        <draw:frame draw:style-name="gr25" draw:text-style-name="P8" draw:layer="layout" svg:width="3.732cm" svg:height="0.767cm" svg:x="12.296cm" svg:y="4.8cm">
          <draw:text-box>
            <text:p><text:span text:style-name="T1">Continuity counter</text:span></text:p>
          </draw:text-box>
        </draw:frame>
        <draw:line draw:style-name="gr26" draw:text-style-name="P7" draw:layer="layout" svg:x1="9.096cm" svg:y1="2.7cm" svg:x2="9.096cm" svg:y2="1.7cm">
          <text:p/>
        </draw:line>
        <draw:line draw:style-name="gr26" draw:text-style-name="P7" draw:layer="layout" svg:x1="10.096cm" svg:y1="2.7cm" svg:x2="10.096cm" svg:y2="1.7cm">
          <text:p/>
        </draw:line>
        <draw:line draw:style-name="gr26" draw:text-style-name="P7" draw:layer="layout" svg:x1="11.096cm" svg:y1="2.7cm" svg:x2="11.096cm" svg:y2="1.7cm">
          <text:p/>
        </draw:line>
        <draw:line draw:style-name="gr26" draw:text-style-name="P7" draw:layer="layout" svg:x1="12.096cm" svg:y1="2.7cm" svg:x2="12.096cm" svg:y2="1.7cm">
          <text:p/>
        </draw:line>
        <draw:line draw:style-name="gr26" draw:text-style-name="P7" draw:layer="layout" svg:x1="13.096cm" svg:y1="2.7cm" svg:x2="13.096cm" svg:y2="1.7cm">
          <text:p/>
        </draw:line>
        <draw:line draw:style-name="gr26" draw:text-style-name="P7" draw:layer="layout" svg:x1="14.096cm" svg:y1="2.7cm" svg:x2="14.096cm" svg:y2="1.7cm">
          <text:p/>
        </draw:line>
        <draw:line draw:style-name="gr26" draw:text-style-name="P7" draw:layer="layout" svg:x1="15.096cm" svg:y1="2.7cm" svg:x2="15.096cm" svg:y2="1.7cm">
          <text:p/>
        </draw:line>
        <draw:line draw:style-name="gr26" draw:text-style-name="P7" draw:layer="layout" svg:x1="12.096cm" svg:y1="3.7cm" svg:x2="12.096cm" svg:y2="2.7cm">
          <text:p/>
        </draw:line>
        <draw:line draw:style-name="gr26" draw:text-style-name="P7" draw:layer="layout" svg:x1="13.096cm" svg:y1="3.7cm" svg:x2="13.096cm" svg:y2="2.7cm">
          <text:p/>
        </draw:line>
        <draw:line draw:style-name="gr26" draw:text-style-name="P7" draw:layer="layout" svg:x1="14.096cm" svg:y1="3.7cm" svg:x2="14.096cm" svg:y2="2.7cm">
          <text:p/>
        </draw:line>
        <draw:line draw:style-name="gr26" draw:text-style-name="P7" draw:layer="layout" svg:x1="15.096cm" svg:y1="3.7cm" svg:x2="15.096cm" svg:y2="2.7cm">
          <text:p/>
        </draw:line>
        <draw:line draw:style-name="gr26" draw:text-style-name="P7" draw:layer="layout" svg:x1="9.096cm" svg:y1="4.7cm" svg:x2="9.096cm" svg:y2="3.7cm">
          <text:p/>
        </draw:line>
        <draw:line draw:style-name="gr26" draw:text-style-name="P7" draw:layer="layout" svg:x1="10.096cm" svg:y1="4.7cm" svg:x2="10.096cm" svg:y2="3.7cm">
          <text:p/>
        </draw:line>
        <draw:line draw:style-name="gr26" draw:text-style-name="P7" draw:layer="layout" svg:x1="11.096cm" svg:y1="4.7cm" svg:x2="11.096cm" svg:y2="3.7cm">
          <text:p/>
        </draw:line>
        <draw:line draw:style-name="gr26" draw:text-style-name="P7" draw:layer="layout" svg:x1="12.096cm" svg:y1="4.7cm" svg:x2="12.096cm" svg:y2="3.7cm">
          <text:p/>
        </draw:line>
        <draw:line draw:style-name="gr26" draw:text-style-name="P7" draw:layer="layout" svg:x1="13.096cm" svg:y1="4.7cm" svg:x2="13.096cm" svg:y2="3.7cm">
          <text:p/>
        </draw:line>
        <draw:line draw:style-name="gr26" draw:text-style-name="P7" draw:layer="layout" svg:x1="14.096cm" svg:y1="4.7cm" svg:x2="14.096cm" svg:y2="3.7cm">
          <text:p/>
        </draw:line>
        <draw:line draw:style-name="gr26" draw:text-style-name="P7" draw:layer="layout" svg:x1="13.096cm" svg:y1="5.7cm" svg:x2="13.096cm" svg:y2="4.7cm">
          <text:p/>
        </draw:line>
        <draw:line draw:style-name="gr26" draw:text-style-name="P7" draw:layer="layout" svg:x1="14.096cm" svg:y1="5.7cm" svg:x2="14.096cm" svg:y2="4.7cm">
          <text:p/>
        </draw:line>
        <draw:custom-shape draw:style-name="gr15" draw:text-style-name="P5" draw:layer="layout" svg:width="1cm" svg:height="1cm" svg:x="10.096cm" svg:y="2.7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0.596cm" svg:y1="3cm" svg:x2="10.596cm" svg:y2="1.2cm">
          <text:p/>
        </draw:line>
        <draw:frame draw:style-name="gr20" draw:text-style-name="P8" draw:layer="layout" svg:width="2.2cm" svg:height="1.567cm" svg:x="9.496cm" svg:y="0.1cm">
          <draw:text-box>
            <text:p><text:span text:style-name="T1">Transport priority</text:span></text:p>
          </draw:text-box>
        </draw:frame>
        <draw:custom-shape draw:style-name="gr16" draw:text-style-name="P5" draw:layer="layout" svg:width="2cm" svg:height="1cm" svg:x="10.096cm" svg:y="4.7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5.096cm" svg:y1="5.7cm" svg:x2="15.096cm" svg:y2="4.7cm">
          <text:p/>
        </draw:line>
        <draw:line draw:style-name="gr26" draw:text-style-name="P7" draw:layer="layout" svg:x1="15.096cm" svg:y1="4.7cm" svg:x2="15.096cm" svg:y2="3.7cm">
          <text:p/>
        </draw:line>
        <draw:line draw:style-name="gr19" draw:text-style-name="P7" draw:layer="layout" svg:x1="11.196cm" svg:y1="6.5cm" svg:x2="11.196cm" svg:y2="5.3cm">
          <text:p/>
        </draw:line>
        <draw:polygon draw:style-name="gr9" draw:text-style-name="P5" draw:layer="layout" svg:width="6.099cm" svg:height="0.999cm" svg:x="2.996cm" svg:y="9.7cm" svg:viewBox="0 0 6100 1000" draw:points="6100,186 5985,292 6100,399 5987,504 6100,609 5989,712 6100,815 5900,1000 5900,1000 3900,1000 0,1000 0,0 3900,0 5900,0 5900,0">
          <text:p/>
        </draw:polygon>
        <draw:custom-shape draw:style-name="gr27" draw:text-style-name="P6" draw:layer="layout" svg:width="0.9cm" svg:height="1cm" svg:x="2.09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0.3cm" svg:height="0.9cm" draw:transform="rotate (1.5707963267949) translate (2.096cm 11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8" draw:layer="layout" svg:width="3.275cm" svg:height="0.767cm" draw:transform="rotate (1.5707963267949) translate (2.196cm 14.4cm)">
          <draw:text-box>
            <text:p><text:span text:style-name="T1">[Adaption Field]</text:span></text:p>
          </draw:text-box>
        </draw:frame>
        <draw:custom-shape draw:style-name="gr30" draw:text-style-name="P5" draw:layer="layout" svg:width="6.204cm" svg:height="0.852cm" svg:x="3.996cm" svg:y="12.4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4.138cm" svg:height="0.767cm" svg:x="5.547cm" svg:y="12.485cm">
          <draw:text-box>
            <text:p><text:span text:style-name="T1">Adaption field length</text:span></text:p>
          </draw:text-box>
        </draw:frame>
        <draw:line draw:style-name="gr26" draw:text-style-name="P7" draw:layer="layout" svg:x1="4.772cm" svg:y1="13.252cm" svg:x2="4.772cm" svg:y2="12.4cm">
          <text:p/>
        </draw:line>
        <draw:line draw:style-name="gr26" draw:text-style-name="P7" draw:layer="layout" svg:x1="5.547cm" svg:y1="13.252cm" svg:x2="5.547cm" svg:y2="12.4cm">
          <text:p/>
        </draw:line>
        <draw:line draw:style-name="gr26" draw:text-style-name="P7" draw:layer="layout" svg:x1="6.323cm" svg:y1="13.252cm" svg:x2="6.323cm" svg:y2="12.4cm">
          <text:p/>
        </draw:line>
        <draw:line draw:style-name="gr26" draw:text-style-name="P7" draw:layer="layout" svg:x1="7.098cm" svg:y1="13.252cm" svg:x2="7.098cm" svg:y2="12.4cm">
          <text:p/>
        </draw:line>
        <draw:line draw:style-name="gr26" draw:text-style-name="P7" draw:layer="layout" svg:x1="7.874cm" svg:y1="13.252cm" svg:x2="7.874cm" svg:y2="12.4cm">
          <text:p/>
        </draw:line>
        <draw:line draw:style-name="gr26" draw:text-style-name="P7" draw:layer="layout" svg:x1="8.649cm" svg:y1="13.252cm" svg:x2="8.649cm" svg:y2="12.4cm">
          <text:p/>
        </draw:line>
        <draw:line draw:style-name="gr26" draw:text-style-name="P7" draw:layer="layout" svg:x1="9.425cm" svg:y1="13.252cm" svg:x2="9.425cm" svg:y2="12.4cm">
          <text:p/>
        </draw:line>
        <draw:custom-shape draw:style-name="gr32" draw:text-style-name="P10" draw:layer="layout" svg:width="0.776cm" svg:height="0.852cm" svg:x="3.996cm" svg:y="13.252cm">
          <text:p text:style-name="P9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775cm" svg:height="0.852cm" svg:x="4.772cm" svg:y="13.252cm">
          <text:p text:style-name="P9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0.776cm" svg:height="0.852cm" svg:x="5.547cm" svg:y="13.252cm">
          <text:p text:style-name="P9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775cm" svg:height="0.852cm" svg:x="6.323cm" svg:y="13.252cm">
          <text:p text:style-name="P9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776cm" svg:height="0.852cm" svg:x="7.098cm" svg:y="13.252cm">
          <text:p text:style-name="P9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775cm" svg:height="0.852cm" svg:x="7.874cm" svg:y="13.252cm">
          <text:p text:style-name="P9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0.776cm" svg:height="0.852cm" svg:x="8.649cm" svg:y="13.252cm">
          <text:p text:style-name="P9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0.775cm" svg:height="0.852cm" svg:x="9.425cm" svg:y="13.252cm">
          <text:p text:style-name="P9"><text:span text:style-name="T1">A</text:span></text:p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7.504cm" svg:height="4.379cm" svg:x="10.3cm" svg:y="12.4cm">
          <draw:text-box>
            <text:p><text:span text:style-name="T1">D = discontinuity indicator</text:span></text:p>
            <text:p><text:span text:style-name="T1">R = random access indicator</text:span></text:p>
            <text:p><text:span text:style-name="T1">E = elementary stream priority indicator</text:span></text:p>
            <text:p><text:span text:style-name="T1">P = PCR flag</text:span></text:p>
            <text:p><text:span text:style-name="T1">O = original PCR flag</text:span></text:p>
            <text:p><text:span text:style-name="T1">S= splicing point flag</text:span></text:p>
            <text:p><text:span text:style-name="T1">T = transport private data flag</text:span></text:p>
            <text:p><text:span text:style-name="T1">A = adaption field extension flag</text:span></text:p>
          </draw:text-box>
        </draw:frame>
        <draw:custom-shape draw:style-name="gr40" draw:text-style-name="P2" draw:layer="layout" svg:width="6.204cm" svg:height="0.853cm" svg:x="3.996cm" svg:y="14.104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out" svg:width="2.822cm" svg:height="0.767cm" svg:x="5.935cm" svg:y="14.19cm">
          <draw:text-box>
            <text:p><text:span text:style-name="T1">PCR (33 LSBs)</text:span></text:p>
          </draw:text-box>
        </draw:frame>
        <draw:line draw:style-name="gr42" draw:text-style-name="P2" draw:layer="layout" svg:x1="4.772cm" svg:y1="14.956cm" svg:x2="4.772cm" svg:y2="14.104cm">
          <text:p/>
        </draw:line>
        <draw:line draw:style-name="gr42" draw:text-style-name="P2" draw:layer="layout" svg:x1="5.547cm" svg:y1="14.956cm" svg:x2="5.547cm" svg:y2="14.104cm">
          <text:p/>
        </draw:line>
        <draw:line draw:style-name="gr42" draw:text-style-name="P2" draw:layer="layout" svg:x1="6.323cm" svg:y1="14.956cm" svg:x2="6.323cm" svg:y2="14.104cm">
          <text:p/>
        </draw:line>
        <draw:line draw:style-name="gr42" draw:text-style-name="P2" draw:layer="layout" svg:x1="7.098cm" svg:y1="14.956cm" svg:x2="7.098cm" svg:y2="14.104cm">
          <text:p/>
        </draw:line>
        <draw:line draw:style-name="gr42" draw:text-style-name="P2" draw:layer="layout" svg:x1="7.874cm" svg:y1="14.956cm" svg:x2="7.874cm" svg:y2="14.104cm">
          <text:p/>
        </draw:line>
        <draw:line draw:style-name="gr42" draw:text-style-name="P2" draw:layer="layout" svg:x1="8.649cm" svg:y1="14.956cm" svg:x2="8.649cm" svg:y2="14.104cm">
          <text:p/>
        </draw:line>
        <draw:line draw:style-name="gr42" draw:text-style-name="P2" draw:layer="layout" svg:x1="9.425cm" svg:y1="14.956cm" svg:x2="9.425cm" svg:y2="14.104cm">
          <text:p/>
        </draw:line>
        <draw:custom-shape draw:style-name="gr3" draw:text-style-name="P2" draw:layer="layout" svg:width="6.204cm" svg:height="0.852cm" svg:x="3.996cm" svg:y="14.957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741cm" svg:height="0.767cm" svg:x="6.633cm" svg:y="15.042cm">
          <draw:text-box>
            <text:p><text:span text:style-name="T1">PCR</text:span></text:p>
          </draw:text-box>
        </draw:frame>
        <draw:line draw:style-name="gr42" draw:text-style-name="P2" draw:layer="layout" svg:x1="4.772cm" svg:y1="15.809cm" svg:x2="4.772cm" svg:y2="14.957cm">
          <text:p/>
        </draw:line>
        <draw:line draw:style-name="gr42" draw:text-style-name="P2" draw:layer="layout" svg:x1="5.547cm" svg:y1="15.809cm" svg:x2="5.547cm" svg:y2="14.957cm">
          <text:p/>
        </draw:line>
        <draw:line draw:style-name="gr42" draw:text-style-name="P2" draw:layer="layout" svg:x1="6.323cm" svg:y1="15.809cm" svg:x2="6.323cm" svg:y2="14.957cm">
          <text:p/>
        </draw:line>
        <draw:line draw:style-name="gr42" draw:text-style-name="P2" draw:layer="layout" svg:x1="7.098cm" svg:y1="15.809cm" svg:x2="7.098cm" svg:y2="14.957cm">
          <text:p/>
        </draw:line>
        <draw:line draw:style-name="gr42" draw:text-style-name="P2" draw:layer="layout" svg:x1="7.874cm" svg:y1="15.809cm" svg:x2="7.874cm" svg:y2="14.957cm">
          <text:p/>
        </draw:line>
        <draw:line draw:style-name="gr42" draw:text-style-name="P2" draw:layer="layout" svg:x1="8.649cm" svg:y1="15.809cm" svg:x2="8.649cm" svg:y2="14.957cm">
          <text:p/>
        </draw:line>
        <draw:line draw:style-name="gr42" draw:text-style-name="P2" draw:layer="layout" svg:x1="9.425cm" svg:y1="15.809cm" svg:x2="9.425cm" svg:y2="14.957cm">
          <text:p/>
        </draw:line>
        <draw:custom-shape draw:style-name="gr3" draw:text-style-name="P2" draw:layer="layout" svg:width="6.204cm" svg:height="0.852cm" svg:x="3.996cm" svg:y="15.809cm">
          <text:p/>
          <draw:enhanced-geometry svg:viewBox="0 0 21600 21600" draw:type="rectangle" draw:enhanced-path="M 0 0 L 21600 0 21600 21600 0 21600 0 0 Z N"/>
        </draw:custom-shape>
        <draw:frame draw:style-name="gr44" draw:text-style-name="P16" draw:layer="layout" svg:width="1.741cm" svg:height="0.767cm" svg:x="6.633cm" svg:y="15.894cm">
          <draw:text-box>
            <text:p><text:span text:style-name="T1">PCR</text:span></text:p>
          </draw:text-box>
        </draw:frame>
        <draw:line draw:style-name="gr42" draw:text-style-name="P2" draw:layer="layout" svg:x1="4.772cm" svg:y1="16.661cm" svg:x2="4.772cm" svg:y2="15.809cm">
          <text:p/>
        </draw:line>
        <draw:line draw:style-name="gr42" draw:text-style-name="P2" draw:layer="layout" svg:x1="5.547cm" svg:y1="16.661cm" svg:x2="5.547cm" svg:y2="15.809cm">
          <text:p/>
        </draw:line>
        <draw:line draw:style-name="gr42" draw:text-style-name="P2" draw:layer="layout" svg:x1="6.323cm" svg:y1="16.661cm" svg:x2="6.323cm" svg:y2="15.809cm">
          <text:p/>
        </draw:line>
        <draw:line draw:style-name="gr42" draw:text-style-name="P2" draw:layer="layout" svg:x1="7.098cm" svg:y1="16.661cm" svg:x2="7.098cm" svg:y2="15.809cm">
          <text:p/>
        </draw:line>
        <draw:line draw:style-name="gr42" draw:text-style-name="P2" draw:layer="layout" svg:x1="7.874cm" svg:y1="16.661cm" svg:x2="7.874cm" svg:y2="15.809cm">
          <text:p/>
        </draw:line>
        <draw:line draw:style-name="gr42" draw:text-style-name="P2" draw:layer="layout" svg:x1="8.649cm" svg:y1="16.661cm" svg:x2="8.649cm" svg:y2="15.809cm">
          <text:p/>
        </draw:line>
        <draw:line draw:style-name="gr42" draw:text-style-name="P2" draw:layer="layout" svg:x1="9.425cm" svg:y1="16.661cm" svg:x2="9.425cm" svg:y2="15.809cm">
          <text:p/>
        </draw:line>
        <draw:custom-shape draw:style-name="gr3" draw:text-style-name="P2" draw:layer="layout" svg:width="6.204cm" svg:height="0.852cm" svg:x="3.996cm" svg:y="16.661cm">
          <text:p/>
          <draw:enhanced-geometry svg:viewBox="0 0 21600 21600" draw:type="rectangle" draw:enhanced-path="M 0 0 L 21600 0 21600 21600 0 21600 0 0 Z N"/>
        </draw:custom-shape>
        <draw:frame draw:style-name="gr45" draw:text-style-name="P17" draw:layer="layout" svg:width="1.741cm" svg:height="0.767cm" svg:x="6.633cm" svg:y="16.746cm">
          <draw:text-box>
            <text:p><text:span text:style-name="T1">PCR</text:span></text:p>
          </draw:text-box>
        </draw:frame>
        <draw:line draw:style-name="gr42" draw:text-style-name="P2" draw:layer="layout" svg:x1="4.772cm" svg:y1="17.513cm" svg:x2="4.772cm" svg:y2="16.661cm">
          <text:p/>
        </draw:line>
        <draw:line draw:style-name="gr42" draw:text-style-name="P2" draw:layer="layout" svg:x1="5.547cm" svg:y1="17.513cm" svg:x2="5.547cm" svg:y2="16.661cm">
          <text:p/>
        </draw:line>
        <draw:line draw:style-name="gr42" draw:text-style-name="P2" draw:layer="layout" svg:x1="6.323cm" svg:y1="17.513cm" svg:x2="6.323cm" svg:y2="16.661cm">
          <text:p/>
        </draw:line>
        <draw:line draw:style-name="gr42" draw:text-style-name="P2" draw:layer="layout" svg:x1="7.098cm" svg:y1="17.513cm" svg:x2="7.098cm" svg:y2="16.661cm">
          <text:p/>
        </draw:line>
        <draw:line draw:style-name="gr42" draw:text-style-name="P2" draw:layer="layout" svg:x1="7.874cm" svg:y1="17.513cm" svg:x2="7.874cm" svg:y2="16.661cm">
          <text:p/>
        </draw:line>
        <draw:line draw:style-name="gr42" draw:text-style-name="P2" draw:layer="layout" svg:x1="8.649cm" svg:y1="17.513cm" svg:x2="8.649cm" svg:y2="16.661cm">
          <text:p/>
        </draw:line>
        <draw:line draw:style-name="gr42" draw:text-style-name="P2" draw:layer="layout" svg:x1="9.425cm" svg:y1="17.513cm" svg:x2="9.425cm" svg:y2="16.661cm">
          <text:p/>
        </draw:line>
        <draw:custom-shape draw:style-name="gr46" draw:text-style-name="P2" draw:layer="layout" svg:width="0.776cm" svg:height="0.852cm" svg:x="3.996cm" svg:y="17.513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0.718cm" svg:height="0.767cm" svg:x="4.913cm" svg:y="17.598cm">
          <draw:text-box>
            <text:p><text:span text:style-name="T1">1</text:span></text:p>
          </draw:text-box>
        </draw:frame>
        <draw:line draw:style-name="gr42" draw:text-style-name="P2" draw:layer="layout" svg:x1="5.547cm" svg:y1="18.365cm" svg:x2="5.547cm" svg:y2="17.513cm">
          <text:p/>
        </draw:line>
        <draw:line draw:style-name="gr42" draw:text-style-name="P2" draw:layer="layout" svg:x1="6.323cm" svg:y1="18.365cm" svg:x2="6.323cm" svg:y2="17.513cm">
          <text:p/>
        </draw:line>
        <draw:line draw:style-name="gr42" draw:text-style-name="P2" draw:layer="layout" svg:x1="7.098cm" svg:y1="18.365cm" svg:x2="7.098cm" svg:y2="17.513cm">
          <text:p/>
        </draw:line>
        <draw:line draw:style-name="gr42" draw:text-style-name="P2" draw:layer="layout" svg:x1="7.874cm" svg:y1="18.365cm" svg:x2="7.874cm" svg:y2="17.513cm">
          <text:p/>
        </draw:line>
        <draw:line draw:style-name="gr42" draw:text-style-name="P2" draw:layer="layout" svg:x1="8.649cm" svg:y1="18.365cm" svg:x2="8.649cm" svg:y2="17.513cm">
          <text:p/>
        </draw:line>
        <draw:line draw:style-name="gr42" draw:text-style-name="P2" draw:layer="layout" svg:x1="9.425cm" svg:y1="18.365cm" svg:x2="9.425cm" svg:y2="17.513cm">
          <text:p/>
        </draw:line>
        <draw:frame draw:style-name="gr48" draw:text-style-name="P16" draw:layer="layout" svg:width="2.792cm" svg:height="0.767cm" svg:x="6.597cm" svg:y="18.45cm">
          <draw:text-box>
            <text:p><text:span text:style-name="T1">PCR (9 MSBs)</text:span></text:p>
          </draw:text-box>
        </draw:frame>
        <draw:line draw:style-name="gr42" draw:text-style-name="P2" draw:layer="layout" svg:x1="4.772cm" svg:y1="19.217cm" svg:x2="4.772cm" svg:y2="18.365cm">
          <text:p/>
        </draw:line>
        <draw:line draw:style-name="gr42" draw:text-style-name="P2" draw:layer="layout" svg:x1="6.323cm" svg:y1="19.217cm" svg:x2="6.323cm" svg:y2="18.365cm">
          <text:p/>
        </draw:line>
        <draw:line draw:style-name="gr42" draw:text-style-name="P2" draw:layer="layout" svg:x1="7.098cm" svg:y1="19.217cm" svg:x2="7.098cm" svg:y2="18.365cm">
          <text:p/>
        </draw:line>
        <draw:line draw:style-name="gr42" draw:text-style-name="P2" draw:layer="layout" svg:x1="7.874cm" svg:y1="19.217cm" svg:x2="7.874cm" svg:y2="18.365cm">
          <text:p/>
        </draw:line>
        <draw:line draw:style-name="gr42" draw:text-style-name="P2" draw:layer="layout" svg:x1="8.649cm" svg:y1="19.217cm" svg:x2="8.649cm" svg:y2="18.365cm">
          <text:p/>
        </draw:line>
        <draw:line draw:style-name="gr42" draw:text-style-name="P2" draw:layer="layout" svg:x1="9.425cm" svg:y1="19.217cm" svg:x2="9.425cm" svg:y2="18.365cm">
          <text:p/>
        </draw:line>
        <draw:custom-shape draw:style-name="gr49" draw:text-style-name="P18" draw:layer="layout" svg:width="6.204cm" svg:height="0.853cm" svg:x="3.996cm" svg:y="19.217cm">
          <text:p/>
          <draw:enhanced-geometry svg:viewBox="0 0 21600 21600" draw:type="rectangle" draw:enhanced-path="M 0 0 L 21600 0 21600 21600 0 21600 0 0 Z N"/>
        </draw:custom-shape>
        <draw:frame draw:style-name="gr50" draw:text-style-name="P8" draw:layer="layout" svg:width="3.101cm" svg:height="0.767cm" svg:x="5.887cm" svg:y="19.303cm">
          <draw:text-box>
            <text:p><text:span text:style-name="T1">OPCR (33 LSBs)</text:span></text:p>
          </draw:text-box>
        </draw:frame>
        <draw:line draw:style-name="gr26" draw:text-style-name="P7" draw:layer="layout" svg:x1="4.772cm" svg:y1="20.069cm" svg:x2="4.772cm" svg:y2="19.217cm">
          <text:p/>
        </draw:line>
        <draw:line draw:style-name="gr26" draw:text-style-name="P7" draw:layer="layout" svg:x1="5.547cm" svg:y1="20.069cm" svg:x2="5.547cm" svg:y2="19.217cm">
          <text:p/>
        </draw:line>
        <draw:line draw:style-name="gr26" draw:text-style-name="P7" draw:layer="layout" svg:x1="6.323cm" svg:y1="20.069cm" svg:x2="6.323cm" svg:y2="19.217cm">
          <text:p/>
        </draw:line>
        <draw:line draw:style-name="gr26" draw:text-style-name="P7" draw:layer="layout" svg:x1="7.098cm" svg:y1="20.069cm" svg:x2="7.098cm" svg:y2="19.217cm">
          <text:p/>
        </draw:line>
        <draw:line draw:style-name="gr26" draw:text-style-name="P7" draw:layer="layout" svg:x1="7.874cm" svg:y1="20.069cm" svg:x2="7.874cm" svg:y2="19.217cm">
          <text:p/>
        </draw:line>
        <draw:line draw:style-name="gr26" draw:text-style-name="P7" draw:layer="layout" svg:x1="8.649cm" svg:y1="20.069cm" svg:x2="8.649cm" svg:y2="19.217cm">
          <text:p/>
        </draw:line>
        <draw:line draw:style-name="gr26" draw:text-style-name="P7" draw:layer="layout" svg:x1="9.425cm" svg:y1="20.069cm" svg:x2="9.425cm" svg:y2="19.217cm">
          <text:p/>
        </draw:line>
        <draw:custom-shape draw:style-name="gr51" draw:text-style-name="P18" draw:layer="layout" svg:width="6.204cm" svg:height="0.852cm" svg:x="3.996cm" svg:y="20.07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1.741cm" svg:height="0.767cm" svg:x="6.633cm" svg:y="20.155cm">
          <draw:text-box>
            <text:p><text:span text:style-name="T1">OPCR</text:span></text:p>
          </draw:text-box>
        </draw:frame>
        <draw:line draw:style-name="gr26" draw:text-style-name="P7" draw:layer="layout" svg:x1="4.772cm" svg:y1="20.922cm" svg:x2="4.772cm" svg:y2="20.07cm">
          <text:p/>
        </draw:line>
        <draw:line draw:style-name="gr26" draw:text-style-name="P7" draw:layer="layout" svg:x1="5.547cm" svg:y1="20.922cm" svg:x2="5.547cm" svg:y2="20.07cm">
          <text:p/>
        </draw:line>
        <draw:line draw:style-name="gr26" draw:text-style-name="P7" draw:layer="layout" svg:x1="6.323cm" svg:y1="20.922cm" svg:x2="6.323cm" svg:y2="20.07cm">
          <text:p/>
        </draw:line>
        <draw:line draw:style-name="gr26" draw:text-style-name="P7" draw:layer="layout" svg:x1="7.098cm" svg:y1="20.922cm" svg:x2="7.098cm" svg:y2="20.07cm">
          <text:p/>
        </draw:line>
        <draw:line draw:style-name="gr26" draw:text-style-name="P7" draw:layer="layout" svg:x1="7.874cm" svg:y1="20.922cm" svg:x2="7.874cm" svg:y2="20.07cm">
          <text:p/>
        </draw:line>
        <draw:line draw:style-name="gr26" draw:text-style-name="P7" draw:layer="layout" svg:x1="8.649cm" svg:y1="20.922cm" svg:x2="8.649cm" svg:y2="20.07cm">
          <text:p/>
        </draw:line>
        <draw:line draw:style-name="gr26" draw:text-style-name="P7" draw:layer="layout" svg:x1="9.425cm" svg:y1="20.922cm" svg:x2="9.425cm" svg:y2="20.07cm">
          <text:p/>
        </draw:line>
        <draw:custom-shape draw:style-name="gr51" draw:text-style-name="P18" draw:layer="layout" svg:width="6.204cm" svg:height="0.852cm" svg:x="3.996cm" svg:y="20.922cm">
          <text:p/>
          <draw:enhanced-geometry svg:viewBox="0 0 21600 21600" draw:type="rectangle" draw:enhanced-path="M 0 0 L 21600 0 21600 21600 0 21600 0 0 Z N"/>
        </draw:custom-shape>
        <draw:frame draw:style-name="gr53" draw:text-style-name="P8" draw:layer="layout" svg:width="1.741cm" svg:height="0.767cm" svg:x="6.633cm" svg:y="21.007cm">
          <draw:text-box>
            <text:p><text:span text:style-name="T1">OPCR</text:span></text:p>
          </draw:text-box>
        </draw:frame>
        <draw:line draw:style-name="gr26" draw:text-style-name="P7" draw:layer="layout" svg:x1="4.772cm" svg:y1="21.774cm" svg:x2="4.772cm" svg:y2="20.922cm">
          <text:p/>
        </draw:line>
        <draw:line draw:style-name="gr26" draw:text-style-name="P7" draw:layer="layout" svg:x1="5.547cm" svg:y1="21.774cm" svg:x2="5.547cm" svg:y2="20.922cm">
          <text:p/>
        </draw:line>
        <draw:line draw:style-name="gr26" draw:text-style-name="P7" draw:layer="layout" svg:x1="6.323cm" svg:y1="21.774cm" svg:x2="6.323cm" svg:y2="20.922cm">
          <text:p/>
        </draw:line>
        <draw:line draw:style-name="gr26" draw:text-style-name="P7" draw:layer="layout" svg:x1="7.098cm" svg:y1="21.774cm" svg:x2="7.098cm" svg:y2="20.922cm">
          <text:p/>
        </draw:line>
        <draw:line draw:style-name="gr26" draw:text-style-name="P7" draw:layer="layout" svg:x1="7.874cm" svg:y1="21.774cm" svg:x2="7.874cm" svg:y2="20.922cm">
          <text:p/>
        </draw:line>
        <draw:line draw:style-name="gr26" draw:text-style-name="P7" draw:layer="layout" svg:x1="8.649cm" svg:y1="21.774cm" svg:x2="8.649cm" svg:y2="20.922cm">
          <text:p/>
        </draw:line>
        <draw:line draw:style-name="gr26" draw:text-style-name="P7" draw:layer="layout" svg:x1="9.425cm" svg:y1="21.774cm" svg:x2="9.425cm" svg:y2="20.922cm">
          <text:p/>
        </draw:line>
        <draw:custom-shape draw:style-name="gr51" draw:text-style-name="P18" draw:layer="layout" svg:width="6.204cm" svg:height="0.852cm" svg:x="3.996cm" svg:y="21.774cm">
          <text:p/>
          <draw:enhanced-geometry svg:viewBox="0 0 21600 21600" draw:type="rectangle" draw:enhanced-path="M 0 0 L 21600 0 21600 21600 0 21600 0 0 Z N"/>
        </draw:custom-shape>
        <draw:frame draw:style-name="gr54" draw:text-style-name="P19" draw:layer="layout" svg:width="1.741cm" svg:height="0.767cm" svg:x="6.633cm" svg:y="21.859cm">
          <draw:text-box>
            <text:p><text:span text:style-name="T1">OPCR</text:span></text:p>
          </draw:text-box>
        </draw:frame>
        <draw:line draw:style-name="gr26" draw:text-style-name="P7" draw:layer="layout" svg:x1="4.772cm" svg:y1="22.626cm" svg:x2="4.772cm" svg:y2="21.774cm">
          <text:p/>
        </draw:line>
        <draw:line draw:style-name="gr26" draw:text-style-name="P7" draw:layer="layout" svg:x1="5.547cm" svg:y1="22.626cm" svg:x2="5.547cm" svg:y2="21.774cm">
          <text:p/>
        </draw:line>
        <draw:line draw:style-name="gr26" draw:text-style-name="P7" draw:layer="layout" svg:x1="6.323cm" svg:y1="22.626cm" svg:x2="6.323cm" svg:y2="21.774cm">
          <text:p/>
        </draw:line>
        <draw:line draw:style-name="gr26" draw:text-style-name="P7" draw:layer="layout" svg:x1="7.098cm" svg:y1="22.626cm" svg:x2="7.098cm" svg:y2="21.774cm">
          <text:p/>
        </draw:line>
        <draw:line draw:style-name="gr26" draw:text-style-name="P7" draw:layer="layout" svg:x1="7.874cm" svg:y1="22.626cm" svg:x2="7.874cm" svg:y2="21.774cm">
          <text:p/>
        </draw:line>
        <draw:line draw:style-name="gr26" draw:text-style-name="P7" draw:layer="layout" svg:x1="8.649cm" svg:y1="22.626cm" svg:x2="8.649cm" svg:y2="21.774cm">
          <text:p/>
        </draw:line>
        <draw:line draw:style-name="gr26" draw:text-style-name="P7" draw:layer="layout" svg:x1="9.425cm" svg:y1="22.626cm" svg:x2="9.425cm" svg:y2="21.774cm">
          <text:p/>
        </draw:line>
        <draw:line draw:style-name="gr55" draw:text-style-name="P1" draw:layer="layout" svg:x1="4.772cm" svg:y1="23.478cm" svg:x2="4.772cm" svg:y2="22.626cm">
          <text:p/>
        </draw:line>
        <draw:line draw:style-name="gr55" draw:text-style-name="P1" draw:layer="layout" svg:x1="5.547cm" svg:y1="23.478cm" svg:x2="5.547cm" svg:y2="22.626cm">
          <text:p/>
        </draw:line>
        <draw:line draw:style-name="gr55" draw:text-style-name="P1" draw:layer="layout" svg:x1="6.323cm" svg:y1="23.478cm" svg:x2="6.323cm" svg:y2="22.626cm">
          <text:p/>
        </draw:line>
        <draw:line draw:style-name="gr55" draw:text-style-name="P1" draw:layer="layout" svg:x1="7.874cm" svg:y1="23.478cm" svg:x2="7.874cm" svg:y2="22.626cm">
          <text:p/>
        </draw:line>
        <draw:line draw:style-name="gr55" draw:text-style-name="P1" draw:layer="layout" svg:x1="8.649cm" svg:y1="23.478cm" svg:x2="8.649cm" svg:y2="22.626cm">
          <text:p/>
        </draw:line>
        <draw:line draw:style-name="gr55" draw:text-style-name="P1" draw:layer="layout" svg:x1="9.425cm" svg:y1="23.478cm" svg:x2="9.425cm" svg:y2="22.626cm">
          <text:p/>
        </draw:line>
        <draw:custom-shape draw:style-name="gr56" draw:text-style-name="P1" draw:layer="layout" svg:width="6.204cm" svg:height="0.852cm" svg:x="3.996cm" svg:y="23.478cm">
          <text:p/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4.772cm" svg:y1="24.33cm" svg:x2="4.772cm" svg:y2="23.478cm">
          <text:p/>
        </draw:line>
        <draw:line draw:style-name="gr55" draw:text-style-name="P1" draw:layer="layout" svg:x1="5.547cm" svg:y1="24.33cm" svg:x2="5.547cm" svg:y2="23.478cm">
          <text:p/>
        </draw:line>
        <draw:line draw:style-name="gr55" draw:text-style-name="P1" draw:layer="layout" svg:x1="6.323cm" svg:y1="24.33cm" svg:x2="6.323cm" svg:y2="23.478cm">
          <text:p/>
        </draw:line>
        <draw:line draw:style-name="gr55" draw:text-style-name="P1" draw:layer="layout" svg:x1="7.874cm" svg:y1="24.33cm" svg:x2="7.874cm" svg:y2="23.478cm">
          <text:p/>
        </draw:line>
        <draw:line draw:style-name="gr55" draw:text-style-name="P1" draw:layer="layout" svg:x1="8.649cm" svg:y1="24.33cm" svg:x2="8.649cm" svg:y2="23.478cm">
          <text:p/>
        </draw:line>
        <draw:line draw:style-name="gr55" draw:text-style-name="P1" draw:layer="layout" svg:x1="9.425cm" svg:y1="24.33cm" svg:x2="9.425cm" svg:y2="23.478cm">
          <text:p/>
        </draw:line>
        <draw:custom-shape draw:style-name="gr57" draw:text-style-name="P20" draw:layer="layout" svg:width="6.204cm" svg:height="0.853cm" svg:x="3.996cm" svg:y="24.33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4.772cm" svg:y1="25.182cm" svg:x2="4.772cm" svg:y2="24.33cm">
          <text:p/>
        </draw:line>
        <draw:line draw:style-name="gr26" draw:text-style-name="P7" draw:layer="layout" svg:x1="5.547cm" svg:y1="25.182cm" svg:x2="5.547cm" svg:y2="24.33cm">
          <text:p/>
        </draw:line>
        <draw:line draw:style-name="gr26" draw:text-style-name="P7" draw:layer="layout" svg:x1="6.323cm" svg:y1="25.182cm" svg:x2="6.323cm" svg:y2="24.33cm">
          <text:p/>
        </draw:line>
        <draw:frame draw:style-name="gr58" draw:text-style-name="P17" draw:layer="layout" svg:width="0.718cm" svg:height="0.767cm" svg:x="5.688cm" svg:y="17.599cm">
          <draw:text-box>
            <text:p><text:span text:style-name="T1">1</text:span></text:p>
          </draw:text-box>
        </draw:frame>
        <draw:frame draw:style-name="gr59" draw:text-style-name="P17" draw:layer="layout" svg:width="0.718cm" svg:height="0.767cm" svg:x="6.464cm" svg:y="17.6cm">
          <draw:text-box>
            <text:p><text:span text:style-name="T1">1</text:span></text:p>
          </draw:text-box>
        </draw:frame>
        <draw:frame draw:style-name="gr60" draw:text-style-name="P17" draw:layer="layout" svg:width="0.718cm" svg:height="0.767cm" svg:x="7.162cm" svg:y="17.601cm">
          <draw:text-box>
            <text:p><text:span text:style-name="T1">1</text:span></text:p>
          </draw:text-box>
        </draw:frame>
        <draw:custom-shape draw:style-name="gr61" draw:text-style-name="P2" draw:layer="layout" svg:width="0.775cm" svg:height="0.852cm" svg:x="9.425cm" svg:y="17.513cm">
          <text:p/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5.547cm" svg:y1="19.217cm" svg:x2="5.547cm" svg:y2="18.365cm">
          <text:p/>
        </draw:line>
        <draw:custom-shape draw:style-name="gr62" draw:text-style-name="P1" draw:layer="layout" svg:width="0.775cm" svg:height="0.852cm" svg:x="9.425cm" svg:y="22.626cm">
          <text:p/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7.098cm" svg:y1="23.478cm" svg:x2="7.098cm" svg:y2="22.626cm">
          <text:p/>
        </draw:line>
        <draw:frame draw:style-name="gr63" draw:text-style-name="P21" draw:layer="layout" svg:width="0.718cm" svg:height="0.767cm" svg:x="4.927cm" svg:y="22.735cm">
          <draw:text-box>
            <text:p><text:span text:style-name="T1">1</text:span></text:p>
          </draw:text-box>
        </draw:frame>
        <draw:frame draw:style-name="gr64" draw:text-style-name="P21" draw:layer="layout" svg:width="0.718cm" svg:height="0.767cm" svg:x="5.702cm" svg:y="22.736cm">
          <draw:text-box>
            <text:p><text:span text:style-name="T1">1</text:span></text:p>
          </draw:text-box>
        </draw:frame>
        <draw:frame draw:style-name="gr65" draw:text-style-name="P21" draw:layer="layout" svg:width="0.718cm" svg:height="0.767cm" svg:x="6.478cm" svg:y="22.737cm">
          <draw:text-box>
            <text:p><text:span text:style-name="T2">1</text:span></text:p>
          </draw:text-box>
        </draw:frame>
        <draw:frame draw:style-name="gr66" draw:text-style-name="P21" draw:layer="layout" svg:width="0.718cm" svg:height="0.767cm" svg:x="7.253cm" svg:y="22.738cm">
          <draw:text-box>
            <text:p><text:span text:style-name="T1">1</text:span></text:p>
          </draw:text-box>
        </draw:frame>
        <draw:frame draw:style-name="gr65" draw:text-style-name="P21" draw:layer="layout" svg:width="0.718cm" svg:height="0.767cm" svg:x="8.029cm" svg:y="22.739cm">
          <draw:text-box>
            <text:p><text:span text:style-name="T1">1</text:span></text:p>
          </draw:text-box>
        </draw:frame>
        <draw:frame draw:style-name="gr67" draw:text-style-name="P22" draw:layer="layout" svg:width="0.718cm" svg:height="0.767cm" svg:x="8.727cm" svg:y="22.739cm">
          <draw:text-box>
            <text:p><text:span text:style-name="T1">1</text:span></text:p>
          </draw:text-box>
        </draw:frame>
        <draw:line draw:style-name="gr55" draw:text-style-name="P1" draw:layer="layout" svg:x1="7.098cm" svg:y1="24.33cm" svg:x2="7.098cm" svg:y2="23.478cm">
          <text:p/>
        </draw:line>
        <draw:frame draw:style-name="gr68" draw:text-style-name="P22" draw:layer="layout" svg:width="3.072cm" svg:height="0.767cm" svg:x="5.547cm" svg:y="23.563cm">
          <draw:text-box>
            <text:p><text:span text:style-name="T1">OPCR (9 MSBs)</text:span></text:p>
          </draw:text-box>
        </draw:frame>
        <draw:line draw:style-name="gr26" draw:text-style-name="P7" draw:layer="layout" svg:x1="7.098cm" svg:y1="25.182cm" svg:x2="7.098cm" svg:y2="24.33cm">
          <text:p/>
        </draw:line>
        <draw:line draw:style-name="gr26" draw:text-style-name="P7" draw:layer="layout" svg:x1="7.874cm" svg:y1="25.182cm" svg:x2="7.874cm" svg:y2="24.33cm">
          <text:p/>
        </draw:line>
        <draw:line draw:style-name="gr26" draw:text-style-name="P7" draw:layer="layout" svg:x1="8.649cm" svg:y1="25.182cm" svg:x2="8.649cm" svg:y2="24.33cm">
          <text:p/>
        </draw:line>
        <draw:line draw:style-name="gr26" draw:text-style-name="P7" draw:layer="layout" svg:x1="9.425cm" svg:y1="25.182cm" svg:x2="9.425cm" svg:y2="24.33cm">
          <text:p/>
        </draw:line>
        <draw:frame draw:style-name="gr69" draw:text-style-name="P8" draw:layer="layout" svg:width="3.66cm" svg:height="0.767cm" svg:x="5.78cm" svg:y="24.416cm">
          <draw:text-box>
            <text:p><text:span text:style-name="T1">Splice count down</text:span></text:p>
          </draw:text-box>
        </draw:frame>
        <draw:custom-shape draw:style-name="gr70" draw:text-style-name="P23" draw:layer="layout" svg:width="6.204cm" svg:height="0.852cm" svg:x="3.996cm" svg:y="25.183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4.772cm" svg:y1="26.035cm" svg:x2="4.772cm" svg:y2="25.183cm">
          <text:p/>
        </draw:line>
        <draw:line draw:style-name="gr26" draw:text-style-name="P7" draw:layer="layout" svg:x1="5.547cm" svg:y1="26.035cm" svg:x2="5.547cm" svg:y2="25.183cm">
          <text:p/>
        </draw:line>
        <draw:line draw:style-name="gr26" draw:text-style-name="P7" draw:layer="layout" svg:x1="6.323cm" svg:y1="26.035cm" svg:x2="6.323cm" svg:y2="25.183cm">
          <text:p/>
        </draw:line>
        <draw:line draw:style-name="gr26" draw:text-style-name="P7" draw:layer="layout" svg:x1="7.098cm" svg:y1="26.035cm" svg:x2="7.098cm" svg:y2="25.183cm">
          <text:p/>
        </draw:line>
        <draw:line draw:style-name="gr26" draw:text-style-name="P7" draw:layer="layout" svg:x1="7.874cm" svg:y1="26.035cm" svg:x2="7.874cm" svg:y2="25.183cm">
          <text:p/>
        </draw:line>
        <draw:line draw:style-name="gr26" draw:text-style-name="P7" draw:layer="layout" svg:x1="8.649cm" svg:y1="26.035cm" svg:x2="8.649cm" svg:y2="25.183cm">
          <text:p/>
        </draw:line>
        <draw:line draw:style-name="gr26" draw:text-style-name="P7" draw:layer="layout" svg:x1="9.425cm" svg:y1="26.035cm" svg:x2="9.425cm" svg:y2="25.183cm">
          <text:p/>
        </draw:line>
        <draw:frame draw:style-name="gr71" draw:text-style-name="P8" draw:layer="layout" svg:width="4.481cm" svg:height="0.767cm" svg:x="5.407cm" svg:y="25.296cm">
          <draw:text-box>
            <text:p><text:span text:style-name="T1">Transport priv. data len</text:span></text:p>
          </draw:text-box>
        </draw:frame>
        <draw:custom-shape draw:style-name="gr70" draw:text-style-name="P23" draw:layer="layout" svg:width="6.204cm" svg:height="0.852cm" svg:x="3.996cm" svg:y="26.035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4.772cm" svg:y1="26.887cm" svg:x2="4.772cm" svg:y2="26.035cm">
          <text:p/>
        </draw:line>
        <draw:line draw:style-name="gr26" draw:text-style-name="P7" draw:layer="layout" svg:x1="5.547cm" svg:y1="26.887cm" svg:x2="5.547cm" svg:y2="26.035cm">
          <text:p/>
        </draw:line>
        <draw:line draw:style-name="gr26" draw:text-style-name="P7" draw:layer="layout" svg:x1="6.323cm" svg:y1="26.887cm" svg:x2="6.323cm" svg:y2="26.035cm">
          <text:p/>
        </draw:line>
        <draw:line draw:style-name="gr26" draw:text-style-name="P7" draw:layer="layout" svg:x1="7.098cm" svg:y1="26.887cm" svg:x2="7.098cm" svg:y2="26.035cm">
          <text:p/>
        </draw:line>
        <draw:line draw:style-name="gr26" draw:text-style-name="P7" draw:layer="layout" svg:x1="7.874cm" svg:y1="26.887cm" svg:x2="7.874cm" svg:y2="26.035cm">
          <text:p/>
        </draw:line>
        <draw:line draw:style-name="gr26" draw:text-style-name="P7" draw:layer="layout" svg:x1="8.649cm" svg:y1="26.887cm" svg:x2="8.649cm" svg:y2="26.035cm">
          <text:p/>
        </draw:line>
        <draw:line draw:style-name="gr26" draw:text-style-name="P7" draw:layer="layout" svg:x1="9.425cm" svg:y1="26.887cm" svg:x2="9.425cm" svg:y2="26.035cm">
          <text:p/>
        </draw:line>
        <draw:frame draw:style-name="gr72" draw:text-style-name="P8" draw:layer="layout" svg:width="3.948cm" svg:height="0.767cm" svg:x="5.407cm" svg:y="26.148cm">
          <draw:text-box>
            <text:p><text:span text:style-name="T1">Transport priv. data </text:span></text:p>
          </draw:text-box>
        </draw:frame>
        <draw:custom-shape draw:style-name="gr70" draw:text-style-name="P23" draw:layer="layout" svg:width="6.204cm" svg:height="0.852cm" svg:x="3.996cm" svg:y="27.313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4.772cm" svg:y1="28.165cm" svg:x2="4.772cm" svg:y2="27.313cm">
          <text:p/>
        </draw:line>
        <draw:line draw:style-name="gr26" draw:text-style-name="P7" draw:layer="layout" svg:x1="5.547cm" svg:y1="28.165cm" svg:x2="5.547cm" svg:y2="27.313cm">
          <text:p/>
        </draw:line>
        <draw:line draw:style-name="gr26" draw:text-style-name="P7" draw:layer="layout" svg:x1="6.323cm" svg:y1="28.165cm" svg:x2="6.323cm" svg:y2="27.313cm">
          <text:p/>
        </draw:line>
        <draw:line draw:style-name="gr26" draw:text-style-name="P7" draw:layer="layout" svg:x1="7.098cm" svg:y1="28.165cm" svg:x2="7.098cm" svg:y2="27.313cm">
          <text:p/>
        </draw:line>
        <draw:line draw:style-name="gr26" draw:text-style-name="P7" draw:layer="layout" svg:x1="7.874cm" svg:y1="28.165cm" svg:x2="7.874cm" svg:y2="27.313cm">
          <text:p/>
        </draw:line>
        <draw:line draw:style-name="gr26" draw:text-style-name="P7" draw:layer="layout" svg:x1="8.649cm" svg:y1="28.165cm" svg:x2="8.649cm" svg:y2="27.313cm">
          <text:p/>
        </draw:line>
        <draw:line draw:style-name="gr26" draw:text-style-name="P7" draw:layer="layout" svg:x1="9.425cm" svg:y1="28.165cm" svg:x2="9.425cm" svg:y2="27.313cm">
          <text:p/>
        </draw:line>
        <draw:frame draw:style-name="gr72" draw:text-style-name="P8" draw:layer="layout" svg:width="3.948cm" svg:height="0.767cm" svg:x="5.407cm" svg:y="27.426cm">
          <draw:text-box>
            <text:p><text:span text:style-name="T1">Transport priv. data </text:span></text:p>
          </draw:text-box>
        </draw:frame>
        <draw:custom-shape draw:style-name="gr73" draw:text-style-name="P24" draw:layer="layout" svg:width="0.155cm" svg:height="0.171cm" svg:x="6.633cm" svg:y="2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0.156cm" svg:height="0.171cm" svg:x="7.02cm" svg:y="2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0.155cm" svg:height="0.171cm" svg:x="7.408cm" svg:y="2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6.204cm" svg:height="0.852cm" svg:x="11.242cm" svg:y="19.2cm">
          <text:p/>
          <draw:enhanced-geometry svg:viewBox="0 0 21600 21600" draw:type="rectangle" draw:enhanced-path="M 0 0 L 21600 0 21600 21600 0 21600 0 0 Z N"/>
        </draw:custom-shape>
        <draw:frame draw:style-name="gr75" draw:text-style-name="P8" draw:layer="layout" svg:width="5.908cm" svg:height="0.767cm" svg:x="11.418cm" svg:y="19.285cm">
          <draw:text-box>
            <text:p><text:span text:style-name="T1">Adaption field extension length</text:span></text:p>
          </draw:text-box>
        </draw:frame>
        <draw:line draw:style-name="gr26" draw:text-style-name="P7" draw:layer="layout" svg:x1="12.018cm" svg:y1="20.052cm" svg:x2="12.018cm" svg:y2="19.2cm">
          <text:p/>
        </draw:line>
        <draw:line draw:style-name="gr26" draw:text-style-name="P7" draw:layer="layout" svg:x1="12.793cm" svg:y1="20.052cm" svg:x2="12.793cm" svg:y2="19.2cm">
          <text:p/>
        </draw:line>
        <draw:line draw:style-name="gr26" draw:text-style-name="P7" draw:layer="layout" svg:x1="13.569cm" svg:y1="20.052cm" svg:x2="13.569cm" svg:y2="19.2cm">
          <text:p/>
        </draw:line>
        <draw:line draw:style-name="gr26" draw:text-style-name="P7" draw:layer="layout" svg:x1="14.344cm" svg:y1="20.052cm" svg:x2="14.344cm" svg:y2="19.2cm">
          <text:p/>
        </draw:line>
        <draw:line draw:style-name="gr26" draw:text-style-name="P7" draw:layer="layout" svg:x1="15.12cm" svg:y1="20.052cm" svg:x2="15.12cm" svg:y2="19.2cm">
          <text:p/>
        </draw:line>
        <draw:line draw:style-name="gr26" draw:text-style-name="P7" draw:layer="layout" svg:x1="15.895cm" svg:y1="20.052cm" svg:x2="15.895cm" svg:y2="19.2cm">
          <text:p/>
        </draw:line>
        <draw:line draw:style-name="gr26" draw:text-style-name="P7" draw:layer="layout" svg:x1="16.671cm" svg:y1="20.052cm" svg:x2="16.671cm" svg:y2="19.2cm">
          <text:p/>
        </draw:line>
        <draw:custom-shape draw:style-name="gr76" draw:text-style-name="P25" draw:layer="layout" svg:width="6.204cm" svg:height="0.853cm" svg:x="11.242cm" svg:y="20.052cm">
          <text:p/>
          <draw:enhanced-geometry svg:viewBox="0 0 21600 21600" draw:type="rectangle" draw:enhanced-path="M 0 0 L 21600 0 21600 21600 0 21600 0 0 Z N"/>
        </draw:custom-shape>
        <draw:frame draw:style-name="gr77" draw:text-style-name="P8" draw:layer="layout" svg:width="5.582cm" svg:height="0.767cm" svg:x="11.418cm" svg:y="20.138cm">
          <draw:text-box>
            <text:p><text:span text:style-name="T1">Adaption field extension data</text:span></text:p>
          </draw:text-box>
        </draw:frame>
        <draw:line draw:style-name="gr26" draw:text-style-name="P7" draw:layer="layout" svg:x1="12.018cm" svg:y1="20.904cm" svg:x2="12.018cm" svg:y2="20.052cm">
          <text:p/>
        </draw:line>
        <draw:line draw:style-name="gr26" draw:text-style-name="P7" draw:layer="layout" svg:x1="12.793cm" svg:y1="20.904cm" svg:x2="12.793cm" svg:y2="20.052cm">
          <text:p/>
        </draw:line>
        <draw:line draw:style-name="gr26" draw:text-style-name="P7" draw:layer="layout" svg:x1="13.569cm" svg:y1="20.904cm" svg:x2="13.569cm" svg:y2="20.052cm">
          <text:p/>
        </draw:line>
        <draw:line draw:style-name="gr26" draw:text-style-name="P7" draw:layer="layout" svg:x1="14.344cm" svg:y1="20.904cm" svg:x2="14.344cm" svg:y2="20.052cm">
          <text:p/>
        </draw:line>
        <draw:line draw:style-name="gr26" draw:text-style-name="P7" draw:layer="layout" svg:x1="15.12cm" svg:y1="20.904cm" svg:x2="15.12cm" svg:y2="20.052cm">
          <text:p/>
        </draw:line>
        <draw:line draw:style-name="gr26" draw:text-style-name="P7" draw:layer="layout" svg:x1="15.895cm" svg:y1="20.904cm" svg:x2="15.895cm" svg:y2="20.052cm">
          <text:p/>
        </draw:line>
        <draw:line draw:style-name="gr26" draw:text-style-name="P7" draw:layer="layout" svg:x1="16.671cm" svg:y1="20.904cm" svg:x2="16.671cm" svg:y2="20.052cm">
          <text:p/>
        </draw:line>
        <draw:custom-shape draw:style-name="gr73" draw:text-style-name="P24" draw:layer="layout" svg:width="0.156cm" svg:height="0.17cm" svg:x="13.879cm" svg:y="21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0.155cm" svg:height="0.17cm" svg:x="14.267cm" svg:y="21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0.155cm" svg:height="0.17cm" svg:x="14.655cm" svg:y="21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6.204cm" svg:height="0.852cm" svg:x="11.242cm" svg:y="21.331cm">
          <text:p/>
          <draw:enhanced-geometry svg:viewBox="0 0 21600 21600" draw:type="rectangle" draw:enhanced-path="M 0 0 L 21600 0 21600 21600 0 21600 0 0 Z N"/>
        </draw:custom-shape>
        <draw:frame draw:style-name="gr77" draw:text-style-name="P8" draw:layer="layout" svg:width="5.582cm" svg:height="0.767cm" svg:x="11.718cm" svg:y="21.416cm">
          <draw:text-box>
            <text:p><text:span text:style-name="T1">Adaption field extension data</text:span></text:p>
          </draw:text-box>
        </draw:frame>
        <draw:line draw:style-name="gr26" draw:text-style-name="P7" draw:layer="layout" svg:x1="12.018cm" svg:y1="22.183cm" svg:x2="12.018cm" svg:y2="21.331cm">
          <text:p/>
        </draw:line>
        <draw:line draw:style-name="gr26" draw:text-style-name="P7" draw:layer="layout" svg:x1="12.793cm" svg:y1="22.183cm" svg:x2="12.793cm" svg:y2="21.331cm">
          <text:p/>
        </draw:line>
        <draw:line draw:style-name="gr26" draw:text-style-name="P7" draw:layer="layout" svg:x1="13.569cm" svg:y1="22.183cm" svg:x2="13.569cm" svg:y2="21.331cm">
          <text:p/>
        </draw:line>
        <draw:line draw:style-name="gr26" draw:text-style-name="P7" draw:layer="layout" svg:x1="14.344cm" svg:y1="22.183cm" svg:x2="14.344cm" svg:y2="21.331cm">
          <text:p/>
        </draw:line>
        <draw:line draw:style-name="gr26" draw:text-style-name="P7" draw:layer="layout" svg:x1="15.12cm" svg:y1="22.183cm" svg:x2="15.12cm" svg:y2="21.331cm">
          <text:p/>
        </draw:line>
        <draw:line draw:style-name="gr26" draw:text-style-name="P7" draw:layer="layout" svg:x1="15.895cm" svg:y1="22.183cm" svg:x2="15.895cm" svg:y2="21.331cm">
          <text:p/>
        </draw:line>
        <draw:line draw:style-name="gr26" draw:text-style-name="P7" draw:layer="layout" svg:x1="16.671cm" svg:y1="22.183cm" svg:x2="16.671cm" svg:y2="21.331cm">
          <text:p/>
        </draw:line>
        <draw:line draw:style-name="gr42" draw:text-style-name="P2" draw:layer="layout" svg:x1="8.649cm" svg:y1="18.365cm" svg:x2="8.649cm" svg:y2="17.513cm">
          <text:p/>
        </draw:line>
        <draw:line draw:style-name="gr42" draw:text-style-name="P2" draw:layer="layout" svg:x1="9.425cm" svg:y1="18.365cm" svg:x2="9.425cm" svg:y2="17.513cm">
          <text:p/>
        </draw:line>
        <draw:custom-shape draw:style-name="gr61" draw:text-style-name="P2" draw:layer="layout" svg:width="0.775cm" svg:height="0.852cm" svg:x="9.425cm" svg:y="17.513cm">
          <text:p/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7.874cm" svg:y1="18.365cm" svg:x2="7.874cm" svg:y2="17.513cm">
          <text:p/>
        </draw:line>
        <draw:line draw:style-name="gr42" draw:text-style-name="P2" draw:layer="layout" svg:x1="8.649cm" svg:y1="18.365cm" svg:x2="8.649cm" svg:y2="17.513cm">
          <text:p/>
        </draw:line>
        <draw:line draw:style-name="gr42" draw:text-style-name="P2" draw:layer="layout" svg:x1="9.425cm" svg:y1="18.365cm" svg:x2="9.425cm" svg:y2="17.513cm">
          <text:p/>
        </draw:line>
        <draw:frame draw:style-name="gr78" draw:text-style-name="P17" draw:layer="layout" svg:width="0.718cm" svg:height="0.767cm" svg:x="7.9cm" svg:y="17.6cm">
          <draw:text-box>
            <text:p><text:span text:style-name="T1">1</text:span></text:p>
          </draw:text-box>
        </draw:frame>
        <draw:custom-shape draw:style-name="gr61" draw:text-style-name="P2" draw:layer="layout" svg:width="0.775cm" svg:height="0.852cm" svg:x="9.425cm" svg:y="17.513cm">
          <text:p/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8.649cm" svg:y1="18.365cm" svg:x2="8.649cm" svg:y2="17.513cm">
          <text:p/>
        </draw:line>
        <draw:line draw:style-name="gr42" draw:text-style-name="P2" draw:layer="layout" svg:x1="9.425cm" svg:y1="18.365cm" svg:x2="9.425cm" svg:y2="17.513cm">
          <text:p/>
        </draw:line>
        <draw:frame draw:style-name="gr60" draw:text-style-name="P17" draw:layer="layout" svg:width="0.718cm" svg:height="0.767cm" svg:x="8.7cm" svg:y="17.533cm">
          <draw:text-box>
            <text:p><text:span text:style-name="T1">1</text:span></text:p>
          </draw:text-box>
        </draw:frame>
        <draw:custom-shape draw:style-name="gr61" draw:text-style-name="P2" draw:layer="layout" svg:width="0.775cm" svg:height="0.852cm" svg:x="9.425cm" svg:y="17.513cm">
          <text:p/>
          <draw:enhanced-geometry svg:viewBox="0 0 21600 21600" draw:type="rectangle" draw:enhanced-path="M 0 0 L 21600 0 21600 21600 0 21600 0 0 Z N"/>
        </draw:custom-shape>
        <draw:frame draw:style-name="gr60" draw:text-style-name="P17" draw:layer="layout" svg:width="0.718cm" svg:height="0.767cm" svg:x="14.456cm" svg:y="22.287cm">
          <draw:text-box>
            <text:p><text:span text:style-name="T1">1</text:span></text:p>
          </draw:text-box>
        </draw:frame>
        <draw:custom-shape draw:style-name="gr79" draw:text-style-name="P26" draw:layer="layout" svg:width="0.776cm" svg:height="0.852cm" svg:x="11.242cm" svg:y="22.18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0.775cm" svg:height="0.852cm" svg:x="12.018cm" svg:y="22.18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6" draw:layer="layout" svg:width="0.776cm" svg:height="0.852cm" svg:x="12.793cm" svg:y="22.18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6" draw:layer="layout" svg:width="0.776cm" svg:height="0.852cm" svg:x="14.344cm" svg:y="22.183cm">
          <text:p/>
          <draw:enhanced-geometry svg:viewBox="0 0 21600 21600" draw:type="rectangle" draw:enhanced-path="M 0 0 L 21600 0 21600 21600 0 21600 0 0 Z N"/>
        </draw:custom-shape>
        <draw:frame draw:style-name="gr81" draw:text-style-name="P17" draw:layer="layout" svg:width="1.044cm" svg:height="0.767cm" svg:x="11.142cm" svg:y="22.268cm">
          <draw:text-box>
            <text:p><text:span text:style-name="T1">ltw</text:span></text:p>
          </draw:text-box>
        </draw:frame>
        <draw:custom-shape draw:style-name="gr80" draw:text-style-name="P26" draw:layer="layout" svg:width="0.775cm" svg:height="0.852cm" svg:x="13.569cm" svg:y="22.183cm">
          <text:p/>
          <draw:enhanced-geometry svg:viewBox="0 0 21600 21600" draw:type="rectangle" draw:enhanced-path="M 0 0 L 21600 0 21600 21600 0 21600 0 0 Z N"/>
        </draw:custom-shape>
        <draw:frame draw:style-name="gr78" draw:text-style-name="P17" draw:layer="layout" svg:width="0.718cm" svg:height="0.767cm" svg:x="15.231cm" svg:y="22.287cm">
          <draw:text-box>
            <text:p><text:span text:style-name="T1">1</text:span></text:p>
          </draw:text-box>
        </draw:frame>
        <draw:custom-shape draw:style-name="gr80" draw:text-style-name="P26" draw:layer="layout" svg:width="0.775cm" svg:height="0.852cm" svg:x="15.12cm" svg:y="22.183cm">
          <text:p/>
          <draw:enhanced-geometry svg:viewBox="0 0 21600 21600" draw:type="rectangle" draw:enhanced-path="M 0 0 L 21600 0 21600 21600 0 21600 0 0 Z N"/>
        </draw:custom-shape>
        <draw:frame draw:style-name="gr60" draw:text-style-name="P17" draw:layer="layout" svg:width="0.718cm" svg:height="0.767cm" svg:x="16.007cm" svg:y="22.287cm">
          <draw:text-box>
            <text:p><text:span text:style-name="T1">1</text:span></text:p>
          </draw:text-box>
        </draw:frame>
        <draw:custom-shape draw:style-name="gr79" draw:text-style-name="P26" draw:layer="layout" svg:width="0.776cm" svg:height="0.852cm" svg:x="15.895cm" svg:y="22.183cm">
          <text:p/>
          <draw:enhanced-geometry svg:viewBox="0 0 21600 21600" draw:type="rectangle" draw:enhanced-path="M 0 0 L 21600 0 21600 21600 0 21600 0 0 Z N"/>
        </draw:custom-shape>
        <draw:frame draw:style-name="gr78" draw:text-style-name="P17" draw:layer="layout" svg:width="0.718cm" svg:height="0.767cm" svg:x="16.782cm" svg:y="22.287cm">
          <draw:text-box>
            <text:p><text:span text:style-name="T1">1</text:span></text:p>
          </draw:text-box>
        </draw:frame>
        <draw:custom-shape draw:style-name="gr80" draw:text-style-name="P26" draw:layer="layout" svg:width="0.775cm" svg:height="0.852cm" svg:x="16.671cm" svg:y="22.183cm">
          <text:p/>
          <draw:enhanced-geometry svg:viewBox="0 0 21600 21600" draw:type="rectangle" draw:enhanced-path="M 0 0 L 21600 0 21600 21600 0 21600 0 0 Z N"/>
        </draw:custom-shape>
        <draw:frame draw:style-name="gr82" draw:text-style-name="P17" draw:layer="layout" svg:width="0.875cm" svg:height="0.767cm" svg:x="12.035cm" svg:y="22.267cm">
          <draw:text-box>
            <text:p><text:span text:style-name="T1">pr</text:span></text:p>
          </draw:text-box>
        </draw:frame>
        <draw:frame draw:style-name="gr59" draw:text-style-name="P17" draw:layer="layout" svg:width="0.718cm" svg:height="0.767cm" svg:x="13.724cm" svg:y="22.296cm">
          <draw:text-box>
            <text:p><text:span text:style-name="T1">1</text:span></text:p>
          </draw:text-box>
        </draw:frame>
        <draw:frame draw:style-name="gr83" draw:text-style-name="P17" draw:layer="layout" svg:width="0.832cm" svg:height="0.767cm" svg:x="12.793cm" svg:y="22.268cm">
          <draw:text-box>
            <text:p><text:span text:style-name="T1">ss</text:span></text:p>
          </draw:text-box>
        </draw:frame>
        <draw:custom-shape draw:style-name="gr73" draw:text-style-name="P24" draw:layer="layout" svg:width="0.156cm" svg:height="0.17cm" svg:x="13.856cm" svg:y="2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0.155cm" svg:height="0.17cm" svg:x="14.244cm" svg:y="2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0.155cm" svg:height="0.17cm" svg:x="14.632cm" svg:y="2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4" draw:text-style-name="P7" draw:layer="layout" svg:width="10.299cm" svg:height="7.299cm" draw:transform="rotate (-1.5707963267949) translate (14.4cm 18.4cm)" svg:viewBox="0 0 10300 7300" draw:points="9800,7300 10300,7300 10300,3600 0,3600 0,0 800,0">
          <text:p/>
        </draw:polyline>
        <draw:frame draw:style-name="gr72" draw:text-style-name="P8" draw:layer="layout" svg:width="3.061cm" svg:height="0.767cm" svg:x="13.239cm" svg:y="23.4cm">
          <draw:text-box>
            <text:p><text:span text:style-name="T1">And more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6:17:27.227000000</meta:creation-date>
    <dc:date>2016-09-26T16:35:46.436000000</dc:date>
    <meta:editing-duration>PT40M38S</meta:editing-duration>
    <meta:editing-cycles>10</meta:editing-cycles>
    <meta:generator>LibreOffice/5.2.0.4$Windows_x86 LibreOffice_project/066b007f5ebcc236395c7d282ba488bca6720265</meta:generator>
    <meta:document-statistic meta:object-count="299"/>
  </office:meta>
</office:document-meta>
</file>